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font-size="24pt" style:font-size-asian="24pt" style:font-size-complex="24pt"/>
    </style:style>
    <style:style style:name="ce3" style:family="table-cell" style:parent-style-name="Default" style:data-style-name="N1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36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4">
      <style:table-cell-properties fo:border-top="none" fo:border-bottom="none" fo:border-left="none" fo:border-right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double #000000" fo:border-bottom="none" fo:border-left="none" fo:border-right="thin double #000000" style:vertical-align="automatic" fo:background-color="#FFFF00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fo:background-color="#81D41A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fo:background-color="#B3CAC7"/>
    </style:style>
    <style:style style:name="ce16" style:family="table-cell" style:parent-style-name="Default" style:data-style-name="N4">
      <style:table-cell-properties fo:border-top="thin solid #000000" fo:border-bottom="none" fo:border-left="none" fo:border-right="thin solid #000000" fo:background-color="#FFDBB6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4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4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automatic" fo:background-color="#FFFF38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#F7D1D5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thin double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double #000000" fo:border-bottom="none" fo:border-left="none" fo:border-right="thin double #000000"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1D41A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fo:background-color="#81D41A"/>
    </style:style>
    <style:style style:name="ce26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#B3CAC7" style:repeat-content="false"/>
      <style:paragraph-properties fo:text-align="center"/>
    </style:style>
    <style:style style:name="ce27" style:family="table-cell" style:parent-style-name="Default" style:data-style-name="N0">
      <style:table-cell-properties fo:background-color="#B3CAC7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fo:background-color="#B3CAC7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DBB6" style:repeat-content="false"/>
      <style:paragraph-properties fo:text-align="center"/>
    </style:style>
    <style:style style:name="ce30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top="none" fo:border-bottom="none" fo:border-left="none" fo:border-right="thin solid #000000" fo:background-color="#FFDBB6"/>
      <style:text-properties fo:font-weight="bold" style:font-weight-asian="bold" style:font-weight-complex="bold"/>
    </style:style>
    <style:style style:name="ce32" style:family="table-cell" style:parent-style-name="Default" style:data-style-name="N4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34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double #000000" fo:border-left="thin double #000000" fo:border-right="none" fo:background-color="#FFFF38"/>
    </style:style>
    <style:style style:name="ce37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F7D1D5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double #000000" fo:border-left="none" fo:border-right="thin double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42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81D41A" style:repeat-content="false"/>
      <style:paragraph-properties fo:text-align="center"/>
    </style:style>
    <style:style style:name="ce43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FFDBB6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47" style:family="table-cell" style:parent-style-name="Default" style:data-style-name="N38"/>
    <style:style style:name="ce4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C9211E" fo:font-weight="bold" style:font-weight-asian="bold" style:font-weight-complex="bold"/>
    </style:style>
    <style:style style:name="ce50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4">
      <style:table-cell-properties fo:border-top="none" fo:border-bottom="none" fo:border-left="thin solid #000000" fo:border-right="thin solid #000000" fo:background-color="transparent"/>
      <style:text-properties fo:color="#FF0000" fo:font-weight="bold" style:font-weight-asian="bold" style:font-weight-complex="bold"/>
    </style:style>
    <style:style style:name="ce54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5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56" style:family="table-cell" style:parent-style-name="Y_252_zde" style:data-style-name="N13">
      <style:table-cell-properties fo:border-top="none" fo:border-bottom="none" fo:border-left="none" fo:border-right="thin solid #000000"/>
    </style:style>
    <style:style style:name="ce57" style:family="table-cell" style:parent-style-name="Default" style:data-style-name="N0">
      <style:table-cell-properties fo:background-color="#F8CBAD"/>
    </style:style>
    <style:style style:name="ce58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</style:style>
    <style:style style:name="ce59" style:family="table-cell" style:parent-style-name="Default" style:data-style-name="N4">
      <style:table-cell-properties style:vertical-align="automatic" fo:background-color="#F8CBAD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8CBAD" style:repeat-content="false"/>
      <style:paragraph-properties fo:text-align="center"/>
    </style:style>
    <style:style style:name="ce61" style:family="table-cell" style:parent-style-name="Default" style:data-style-name="N4">
      <style:table-cell-properties style:vertical-align="automatic" fo:background-color="#F8CBAD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4">
      <style:table-cell-properties fo:border-top="none" fo:border-bottom="none" fo:border-left="thin solid #000000" fo:border-right="thin solid #000000" fo:background-color="#F8CBAD"/>
      <style:text-properties fo:font-weight="bold" style:font-weight-asian="bold" style:font-weight-complex="bold"/>
    </style:style>
    <style:style style:name="ce63" style:family="table-cell" style:parent-style-name="Default" style:data-style-name="N4"/>
    <style:style style:name="ce64" style:family="table-cell" style:parent-style-name="Default" style:data-style-name="N0">
      <style:table-cell-properties style:vertical-align="automatic" fo:background-color="#D6DCE4" style:repeat-content="false"/>
      <style:paragraph-properties fo:text-align="center"/>
    </style:style>
    <style:style style:name="ce65" style:family="table-cell" style:parent-style-name="Default" style:data-style-name="N4">
      <style:table-cell-properties style:vertical-align="automatic" fo:background-color="#D6DCE4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6DCE4" style:repeat-content="false"/>
      <style:paragraph-properties fo:text-align="center"/>
    </style:style>
    <style:style style:name="ce67" style:family="table-cell" style:parent-style-name="Default" style:data-style-name="N0">
      <style:table-cell-properties fo:background-color="#D6DCE4"/>
    </style:style>
    <style:style style:name="ce68" style:family="table-cell" style:parent-style-name="Default" style:data-style-name="N4">
      <style:table-cell-properties style:vertical-align="automatic" fo:background-color="#D6DCE4" style:repeat-content="false"/>
      <style:paragraph-properties fo:text-align="end" fo:margin-right="0cm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order-top="none" fo:border-bottom="none" fo:border-left="thin solid #000000" fo:border-right="thin solid #000000" fo:background-color="#D6DCE4"/>
      <style:text-properties fo:color="#C00000" fo:font-weight="bold" style:font-weight-asian="bold" style:font-weight-complex="bold"/>
    </style:style>
    <style:style style:name="ce70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71" style:family="table-cell" style:parent-style-name="Default" style:data-style-name="N4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72" style:family="table-cell" style:parent-style-name="Default" style:data-style-name="N36">
      <style:table-cell-properties fo:background-color="#F8CBAD"/>
    </style:style>
    <style:style style:name="ce73" style:family="table-cell" style:parent-style-name="Default" style:data-style-name="N0">
      <style:table-cell-properties fo:background-color="#F8CBAD"/>
      <style:text-properties fo:font-weight="bold" style:font-weight-asian="bold" style:font-weight-complex="bold"/>
    </style:style>
    <style:style style:name="ce74" style:family="table-cell" style:parent-style-name="Default" style:data-style-name="N4">
      <style:table-cell-properties fo:background-color="#F8CBAD"/>
      <style:text-properties fo:font-weight="bold" style:font-weight-asian="bold" style:font-weight-complex="bold"/>
    </style:style>
    <style:style style:name="ce75" style:family="table-cell" style:parent-style-name="Default" style:data-style-name="N4">
      <style:table-cell-properties fo:border-top="none" fo:border-bottom="none" fo:border-left="none" fo:border-right="thin solid #000000" fo:background-color="#F8CBAD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8CBAD" style:repeat-content="false"/>
      <style:paragraph-properties fo:text-align="center"/>
      <style:text-properties fo:color="#C9211E" fo:font-weight="bold" style:font-weight-asian="bold" style:font-weight-complex="bold"/>
    </style:style>
    <style:style style:name="ce77" style:family="table-cell" style:parent-style-name="Default" style:data-style-name="N4">
      <style:table-cell-properties style:vertical-align="automatic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1">
      <style:table-cell-properties style:vertical-align="automatic" fo:background-color="#F8CBAD" style:repeat-content="false"/>
      <style:paragraph-properties fo:text-align="center"/>
    </style:style>
    <style:style style:name="ce79" style:family="table-cell" style:parent-style-name="Default" style:data-style-name="N4">
      <style:table-cell-properties fo:border-top="none" fo:border-bottom="none" fo:border-left="thin solid #000000" fo:border-right="thin solid #000000" fo:background-color="#F8CBAD"/>
      <style:text-properties fo:color="#FF0000" fo:font-weight="bold" style:font-weight-asian="bold" style:font-weight-complex="bold"/>
    </style:style>
    <style:style style:name="ce80" style:family="table-cell" style:parent-style-name="Default" style:data-style-name="N4">
      <style:table-cell-properties fo:border-top="none" fo:border-bottom="none" fo:border-left="thin solid #000000" fo:border-right="none" fo:background-color="#F8CBAD"/>
    </style:style>
    <style:style style:name="ce81" style:family="table-cell" style:parent-style-name="Default" style:data-style-name="N4">
      <style:table-cell-properties fo:background-color="#F8CBAD"/>
    </style:style>
    <style:style style:name="ce82" style:family="table-cell" style:parent-style-name="Default" style:data-style-name="N4">
      <style:table-cell-properties fo:border-top="none" fo:border-bottom="none" fo:border-left="none" fo:border-right="thin solid #000000" fo:background-color="#F8CBAD"/>
    </style:style>
    <style:style style:name="ce83" style:family="table-cell" style:parent-style-name="Default" style:data-style-name="N36">
      <style:table-cell-properties fo:background-color="#FFD966"/>
    </style:style>
    <style:style style:name="ce84" style:family="table-cell" style:parent-style-name="Default" style:data-style-name="N0">
      <style:table-cell-properties fo:background-color="#FFD966"/>
    </style:style>
    <style:style style:name="ce85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FFD966"/>
      <style:text-properties fo:font-weight="bold" style:font-weight-asian="bold" style:font-weight-complex="bold"/>
    </style:style>
    <style:style style:name="ce88" style:family="table-cell" style:parent-style-name="Default" style:data-style-name="N4">
      <style:table-cell-properties fo:border-top="none" fo:border-bottom="none" fo:border-left="thin solid #000000" fo:border-right="thin solid #000000" fo:background-color="#FFD966"/>
      <style:text-properties fo:color="#FF0000" fo:font-weight="bold" style:font-weight-asian="bold" style:font-weight-complex="bold"/>
    </style:style>
    <style:style style:name="ce89" style:family="table-cell" style:parent-style-name="Default" style:data-style-name="N36">
      <style:table-cell-properties fo:background-color="#FFF2CC"/>
    </style:style>
    <style:style style:name="ce90" style:family="table-cell" style:parent-style-name="Default" style:data-style-name="N0">
      <style:table-cell-properties fo:background-color="#FFF2CC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FFF2CC"/>
    </style:style>
    <style:style style:name="ce92" style:family="table-cell" style:parent-style-name="Default" style:data-style-name="N4">
      <style:table-cell-properties fo:background-color="#FFF2CC"/>
      <style:text-properties fo:font-weight="bold" style:font-weight-asian="bold" style:font-weight-complex="bold"/>
    </style:style>
    <style:style style:name="ce93" style:family="table-cell" style:parent-style-name="Default" style:data-style-name="N4">
      <style:table-cell-properties fo:border-top="none" fo:border-bottom="none" fo:border-left="none" fo:border-right="thin solid #000000" fo:background-color="#FFF2CC"/>
      <style:text-properties fo:font-weight="bold" style:font-weight-asian="bold" style:font-weight-complex="bold"/>
    </style:style>
    <style:style style:name="ce94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FFF2CC" style:repeat-content="false"/>
      <style:paragraph-properties fo:text-align="center"/>
      <style:text-properties fo:color="#C9211E" fo:font-weight="bold" style:font-weight-asian="bold" style:font-weight-complex="bold"/>
    </style:style>
    <style:style style:name="ce95" style:family="table-cell" style:parent-style-name="Default" style:data-style-name="N4">
      <style:table-cell-properties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1">
      <style:table-cell-properties style:vertical-align="automatic" fo:background-color="#FFF2CC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2CC" style:repeat-content="false"/>
      <style:paragraph-properties fo:text-align="center"/>
    </style:style>
    <style:style style:name="ce98" style:family="table-cell" style:parent-style-name="Default" style:data-style-name="N4">
      <style:table-cell-properties fo:background-color="#FFF2CC"/>
    </style:style>
    <style:style style:name="ce99" style:family="table-cell" style:parent-style-name="Default" style:data-style-name="N4">
      <style:table-cell-properties fo:border-top="none" fo:border-bottom="none" fo:border-left="thin solid #000000" fo:border-right="thin solid #000000" fo:background-color="#FFF2CC"/>
      <style:text-properties fo:color="#FF0000" fo:font-weight="bold" style:font-weight-asian="bold" style:font-weight-complex="bold"/>
    </style:style>
    <style:style style:name="ce100" style:family="table-cell" style:parent-style-name="Default" style:data-style-name="N4">
      <style:table-cell-properties fo:border-top="none" fo:border-bottom="none" fo:border-left="none" fo:border-right="thin solid #000000" fo:background-color="#FFF2CC"/>
    </style:style>
    <style:style style:name="ce101" style:family="table-cell" style:parent-style-name="Default" style:data-style-name="N36">
      <style:table-cell-properties fo:background-color="#DDEBF7"/>
    </style:style>
    <style:style style:name="ce102" style:family="table-cell" style:parent-style-name="Default" style:data-style-name="N0">
      <style:table-cell-properties fo:background-color="#DDEBF7"/>
    </style:style>
    <style:style style:name="ce103" style:family="table-cell" style:parent-style-name="Default" style:data-style-name="N0">
      <style:table-cell-properties fo:background-color="#DDEBF7"/>
      <style:text-properties fo:font-weight="bold" style:font-weight-asian="bold" style:font-weight-complex="bold"/>
    </style:style>
    <style:style style:name="ce104" style:family="table-cell" style:parent-style-name="Default" style:data-style-name="N4">
      <style:table-cell-properties fo:background-color="#DDEBF7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fo:border-top="none" fo:border-bottom="none" fo:border-left="none" fo:border-right="thin solid #000000" fo:background-color="#DDEBF7"/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  <style:text-properties fo:color="#C9211E" fo:font-weight="bold" style:font-weight-asian="bold" style:font-weight-complex="bold"/>
    </style:style>
    <style:style style:name="ce107" style:family="table-cell" style:parent-style-name="Default" style:data-style-name="N4">
      <style:table-cell-properties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1">
      <style:table-cell-properties style:vertical-align="automatic" fo:background-color="#DDEBF7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</style:style>
    <style:style style:name="ce110" style:family="table-cell" style:parent-style-name="Default" style:data-style-name="N4">
      <style:table-cell-properties fo:border-top="none" fo:border-bottom="none" fo:border-left="thin solid #000000" fo:border-right="thin solid #000000" fo:background-color="#DDEBF7"/>
      <style:text-properties fo:color="#FF0000" fo:font-weight="bold" style:font-weight-asian="bold" style:font-weight-complex="bold"/>
    </style:style>
    <style:style style:name="ce111" style:family="table-cell" style:parent-style-name="Default" style:data-style-name="N4">
      <style:table-cell-properties fo:border-top="none" fo:border-bottom="none" fo:border-left="thin solid #000000" fo:border-right="none" fo:background-color="#DDEBF7"/>
    </style:style>
    <style:style style:name="ce112" style:family="table-cell" style:parent-style-name="Default" style:data-style-name="N4">
      <style:table-cell-properties fo:background-color="#DDEBF7"/>
    </style:style>
    <style:style style:name="ce113" style:family="table-cell" style:parent-style-name="Default" style:data-style-name="N4">
      <style:table-cell-properties fo:border-top="none" fo:border-bottom="none" fo:border-left="none" fo:border-right="thin solid #000000" fo:background-color="#DDEBF7"/>
    </style:style>
    <style:style style:name="ce114" style:family="table-cell" style:parent-style-name="Default" style:data-style-name="N4">
      <style:table-cell-properties fo:background-color="#FFF2CC"/>
      <style:text-properties fo:color="#A9D08E"/>
    </style:style>
    <style:style style:name="ce115" style:family="table-cell" style:parent-style-name="Default" style:data-style-name="N36">
      <style:table-cell-properties fo:background-color="#E2EFDA"/>
    </style:style>
    <style:style style:name="ce116" style:family="table-cell" style:parent-style-name="Default" style:data-style-name="N0">
      <style:table-cell-properties fo:background-color="#E2EFDA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none" fo:border-bottom="none" fo:border-left="thin solid #000000" fo:border-right="none" fo:background-color="#E2EFDA"/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ackground-color="#E2EFDA"/>
      <style:text-properties fo:font-weight="bold" style:font-weight-asian="bold" style:font-weight-complex="bold"/>
    </style:style>
    <style:style style:name="ce119" style:family="table-cell" style:parent-style-name="Default" style:data-style-name="N4">
      <style:table-cell-properties fo:border-top="none" fo:border-bottom="none" fo:border-left="none" fo:border-right="thin solid #000000" fo:background-color="#E2EFDA"/>
      <style:text-properties fo:font-weight="bold" style:font-weight-asian="bold" style:font-weight-complex="bold"/>
    </style:style>
    <style:style style:name="ce120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  <style:text-properties fo:color="#C9211E" fo:font-weight="bold" style:font-weight-asian="bold" style:font-weight-complex="bold"/>
    </style:style>
    <style:style style:name="ce121" style:family="table-cell" style:parent-style-name="Default" style:data-style-name="N4">
      <style:table-cell-properties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fo:background-color="#E2EFDA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</style:style>
    <style:style style:name="ce126" style:family="table-cell" style:parent-style-name="Default" style:data-style-name="N0">
      <style:table-cell-properties fo:background-color="#E2EFDA"/>
      <style:text-properties fo:color="#C9211E"/>
    </style:style>
    <style:style style:name="ce127" style:family="table-cell" style:parent-style-name="Default" style:data-style-name="N4">
      <style:table-cell-properties fo:border-top="none" fo:border-bottom="none" fo:border-left="thin solid #000000" fo:border-right="none" fo:background-color="#E2EFDA"/>
    </style:style>
    <style:style style:name="ce128" style:family="table-cell" style:parent-style-name="Default" style:data-style-name="N4">
      <style:table-cell-properties fo:background-color="#E2EFDA"/>
    </style:style>
    <style:style style:name="ce129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130" style:family="table-cell" style:parent-style-name="Default" style:data-style-name="N37"/>
    <style:style style:name="ce131" style:family="table-cell" style:parent-style-name="Default" style:data-style-name="N0">
      <style:table-cell-properties fo:border="thin double #000000" style:vertical-align="automatic" fo:background-color="#FFFF38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thin solid #000000" fo:border-bottom="none" fo:border-left="thin double #000000" fo:border-right="none" style:vertical-align="automatic" fo:background-color="#81D41A" style:repeat-content="fals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B3CAC7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DBB6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38">
      <style:table-cell-properties fo:background-color="transparent"/>
    </style:style>
    <style:style style:name="ce136" style:family="table-cell" style:parent-style-name="Default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37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double #000000" fo:border-bottom="none" fo:border-left="none" fo:border-right="thin double #000000" style:vertical-align="automatic" fo:background-color="transparent" style:repeat-content="false"/>
      <style:paragraph-properties fo:text-align="end" fo:margin-right="0cm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40" style:family="table-cell" style:parent-style-name="Default" style:data-style-name="N4">
      <style:table-cell-properties fo:border-top="thin solid #000000" fo:border-bottom="none" fo:border-left="none" fo:border-right="thin solid #000000" fo:background-color="transparent"/>
      <style:text-properties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43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45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none" fo:border-bottom="thin double #000000" fo:border-left="thin double #000000" fo:border-right="none" fo:background-color="transparent"/>
    </style:style>
    <style:style style:name="ce148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149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none" fo:border-bottom="thin double #000000" fo:border-left="none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52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3" style:family="table-cell" style:parent-style-name="Default" style:data-style-name="N38">
      <style:table-cell-properties fo:background-color="#F6F9D4"/>
    </style:style>
    <style:style style:name="ce154" style:family="table-cell" style:parent-style-name="Default" style:data-style-name="N0">
      <style:table-cell-properties fo:background-color="#F6F9D4"/>
    </style:style>
    <style:style style:name="ce155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56" style:family="table-cell" style:parent-style-name="Default" style:data-style-name="N4">
      <style:table-cell-properties fo:background-color="transparent"/>
    </style:style>
    <style:style style:name="ce157" style:family="table-cell" style:parent-style-name="Default" style:data-style-name="N4">
      <style:table-cell-properties fo:border-top="none" fo:border-bottom="none" fo:border-left="none" fo:border-right="thin solid #000000" fo:background-color="transparent"/>
    </style:style>
    <style:style style:name="ce158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59" style:family="table-cell" style:parent-style-name="Default" style:data-style-name="N38">
      <style:table-cell-properties fo:background-color="#DDEBF7"/>
    </style:style>
    <style:style style:name="ce160" style:family="table-cell" style:parent-style-name="Default" style:data-style-name="N0">
      <style:table-cell-properties fo:border-top="none" fo:border-bottom="none" fo:border-left="thin solid #000000" fo:border-right="none" fo:background-color="#DDEBF7"/>
    </style:style>
    <style:style style:name="ce161" style:family="table-cell" style:parent-style-name="Default" style:data-style-name="N4">
      <style:table-cell-properties style:vertical-align="automatic" fo:background-color="#DDEBF7" style:repeat-content="false"/>
      <style:paragraph-properties fo:text-align="center"/>
    </style:style>
    <style:style style:name="ce162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DDEBF7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none" fo:border-bottom="none" fo:border-left="none" fo:border-right="thin solid #000000" fo:background-color="#DDEBF7"/>
    </style:style>
    <style:style style:name="ce164" style:family="table-cell" style:parent-style-name="Default" style:data-style-name="N38">
      <style:table-cell-properties fo:background-color="#FFF2CC"/>
    </style:style>
    <style:style style:name="ce165" style:family="table-cell" style:parent-style-name="Default" style:data-style-name="N39">
      <style:table-cell-properties fo:background-color="#FFF2CC"/>
    </style:style>
    <style:style style:name="ce166" style:family="table-cell" style:parent-style-name="Default" style:data-style-name="N0">
      <style:table-cell-properties fo:border-top="none" fo:border-bottom="none" fo:border-left="thin solid #000000" fo:border-right="none" fo:background-color="#FFF2CC"/>
    </style:style>
    <style:style style:name="ce167" style:family="table-cell" style:parent-style-name="Default" style:data-style-name="N4">
      <style:table-cell-properties style:vertical-align="automatic" fo:background-color="#FFF2CC" style:repeat-content="false"/>
      <style:paragraph-properties fo:text-align="center"/>
    </style:style>
    <style:style style:name="ce168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FFF2CC" style:repeat-content="false"/>
      <style:paragraph-properties fo:text-align="center"/>
    </style:style>
    <style:style style:name="ce169" style:family="table-cell" style:parent-style-name="Default" style:data-style-name="N0">
      <style:table-cell-properties fo:border-top="none" fo:border-bottom="none" fo:border-left="none" fo:border-right="thin solid #000000" fo:background-color="#FFF2CC"/>
    </style:style>
    <style:style style:name="ce170" style:family="table-cell" style:parent-style-name="Default" style:data-style-name="N4">
      <style:table-cell-properties fo:border-top="none" fo:border-bottom="none" fo:border-left="thin solid #000000" fo:border-right="none" fo:background-color="#FFF2CC"/>
    </style:style>
    <style:style style:name="ce171" style:family="table-cell" style:parent-style-name="Default" style:data-style-name="N38">
      <style:table-cell-properties fo:background-color="#E2EFDA"/>
    </style:style>
    <style:style style:name="ce172" style:family="table-cell" style:parent-style-name="Default" style:data-style-name="N0">
      <style:table-cell-properties fo:background-color="#E2EFDA"/>
    </style:style>
    <style:style style:name="ce173" style:family="table-cell" style:parent-style-name="Default" style:data-style-name="N0">
      <style:table-cell-properties fo:border-top="none" fo:border-bottom="none" fo:border-left="thin solid #000000" fo:border-right="none" fo:background-color="#E2EFDA"/>
    </style:style>
    <style:style style:name="ce174" style:family="table-cell" style:parent-style-name="Default" style:data-style-name="N4">
      <style:table-cell-properties fo:border-top="none" fo:border-bottom="none" fo:border-left="none" fo:border-right="thin solid #000000" fo:background-color="#E2EFDA"/>
    </style:style>
    <style:style style:name="ce17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  <style:text-properties fo:color="#C9211E"/>
    </style:style>
    <style:style style:name="ce176" style:family="table-cell" style:parent-style-name="Default" style:data-style-name="N4">
      <style:table-cell-properties style:vertical-align="automatic" fo:background-color="#E2EFDA" style:repeat-content="false"/>
      <style:paragraph-properties fo:text-align="center"/>
    </style:style>
    <style:style style:name="ce177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E2EFDA" style:repeat-content="false"/>
      <style:paragraph-properties fo:text-align="center"/>
    </style:style>
    <style:style style:name="ce17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start" fo:margin-left="0cm"/>
    </style:style>
    <style:style style:name="ce179" style:family="table-cell" style:parent-style-name="Default" style:data-style-name="N0">
      <style:table-cell-properties fo:border-top="none" fo:border-bottom="none" fo:border-left="none" fo:border-right="thin solid #000000" fo:background-color="#E2EFDA"/>
      <style:text-properties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  <style:text-properties fo:color="#C9211E"/>
    </style:style>
    <style:style style:name="ce181" style:family="table-cell" style:parent-style-name="Default" style:data-style-name="N38">
      <style:table-cell-properties fo:background-color="#E2EFDA"/>
      <style:text-properties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  <style:text-properties fo:color="#C9211E" fo:font-weight="bold" style:font-weight-asian="bold" style:font-weight-complex="bold"/>
    </style:style>
    <style:style style:name="ce183" style:family="table-cell" style:parent-style-name="Default" style:data-style-name="N4">
      <style:table-cell-properties fo:border-top="none" fo:border-bottom="none" fo:border-left="none" fo:border-right="thin solid #000000" fo:background-color="#E2EFDA"/>
      <style:text-properties fo:color="#375623" fo:font-weight="bold" style:font-weight-asian="bold" style:font-weight-complex="bold"/>
    </style:style>
    <style:style style:name="ce18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  <style:text-properties fo:color="#C9211E" fo:font-weight="bold" style:font-weight-asian="bold" style:font-weight-complex="bold"/>
    </style:style>
    <style:style style:name="ce185" style:family="table-cell" style:parent-style-name="Default" style:data-style-name="N4">
      <style:table-cell-properties fo:border-top="none" fo:border-bottom="none" fo:border-left="none" fo:border-right="thin solid #000000" fo:background-color="#DDEBF7"/>
      <style:text-properties fo:color="#FF0000" fo:font-weight="bold" style:font-weight-asian="bold" style:font-weight-complex="bold"/>
    </style:style>
    <style:style style:name="ce186" style:family="table-cell" style:parent-style-name="Default" style:data-style-name="N4">
      <style:table-cell-properties fo:border-top="none" fo:border-bottom="none" fo:border-left="none" fo:border-right="thin solid #000000" fo:background-color="transparent"/>
      <style:text-properties fo:color="#FF0000" fo:font-weight="bold" style:font-weight-asian="bold" style:font-weight-complex="bold"/>
    </style:style>
    <style:style style:name="ce187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188" style:family="table-cell" style:parent-style-name="Default" style:data-style-name="N0">
      <style:table-cell-properties fo:border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thin solid #000000" fo:border-bottom="none" fo:border-left="thin double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926041666666667cm" style:use-optimal-column-width="true"/>
    </style:style>
    <style:style style:name="co5" style:family="table-column">
      <style:table-column-properties fo:break-before="auto" style:column-width="1.21708333333333cm" style:use-optimal-column-width="true"/>
    </style:style>
    <style:style style:name="co6" style:family="table-column">
      <style:table-column-properties fo:break-before="auto" style:column-width="1.08479166666667cm" style:use-optimal-column-width="true"/>
    </style:style>
    <style:style style:name="co7" style:family="table-column">
      <style:table-column-properties fo:break-before="auto" style:column-width="1.11125cm" style:use-optimal-column-width="true"/>
    </style:style>
    <style:style style:name="co8" style:family="table-column">
      <style:table-column-properties fo:break-before="auto" style:column-width="0.132291666666667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05833333333333cm" style:use-optimal-column-width="true"/>
    </style:style>
    <style:style style:name="co11" style:family="table-column">
      <style:table-column-properties fo:break-before="auto" style:column-width="1.40229166666667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48166666666667cm" style:use-optimal-column-width="true"/>
    </style:style>
    <style:style style:name="co14" style:family="table-column">
      <style:table-column-properties fo:break-before="auto" style:column-width="0.105833333333333cm"/>
    </style:style>
    <style:style style:name="co15" style:family="table-column">
      <style:table-column-properties fo:break-before="auto" style:column-width="1.29645833333333cm"/>
    </style:style>
    <style:style style:name="co16" style:family="table-column">
      <style:table-column-properties fo:break-before="auto" style:column-width="1.29645833333333cm" style:use-optimal-column-width="true"/>
    </style:style>
    <style:style style:name="co17" style:family="table-column">
      <style:table-column-properties fo:break-before="auto" style:column-width="1.24354166666667cm"/>
    </style:style>
    <style:style style:name="co18" style:family="table-column">
      <style:table-column-properties fo:break-before="auto" style:column-width="1.13770833333333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1.08479166666667cm"/>
    </style:style>
    <style:style style:name="co21" style:family="table-column">
      <style:table-column-properties fo:break-before="auto" style:column-width="0.978958333333333cm"/>
    </style:style>
    <style:style style:name="co22" style:family="table-column">
      <style:table-column-properties fo:break-before="auto" style:column-width="1.42875cm"/>
    </style:style>
    <style:style style:name="co23" style:family="table-column">
      <style:table-column-properties fo:break-before="auto" style:column-width="0.3175cm"/>
    </style:style>
    <style:style style:name="co24" style:family="table-column">
      <style:table-column-properties fo:break-before="auto" style:column-width="1.508125cm"/>
    </style:style>
    <style:style style:name="co25" style:family="table-column">
      <style:table-column-properties fo:break-before="auto" style:column-width="0.396875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1.190625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0.449791666666667cm"/>
    </style:style>
    <style:style style:name="co30" style:family="table-column">
      <style:table-column-properties fo:break-before="auto" style:column-width="1.21708333333333cm"/>
    </style:style>
    <style:style style:name="co31" style:family="table-column">
      <style:table-column-properties fo:break-before="auto" style:column-width="1.45520833333333cm"/>
    </style:style>
    <style:style style:name="co32" style:family="table-column">
      <style:table-column-properties fo:break-before="auto" style:column-width="2.248958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2024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4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64" table:default-cell-style-name="ce1"/>
        <table:table-row table:style-name="ro1">
          <table:table-cell table:style-name="ce1"/>
          <table:table-cell office:value-type="string" table:style-name="ce2">
            <text:p>Samed TURGUT <text:s/>hesabı</text:p>
          </table:table-cell>
          <table:table-cell table:number-columns-repeated="8" table:style-name="ce1"/>
          <table:table-cell table:style-name="ce3"/>
          <table:table-cell table:number-columns-repeated="4" table:style-name="ce1"/>
          <table:table-cell table:style-name="ce4"/>
          <table:table-cell table:number-columns-repeated="16368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1"/>
          <table:table-cell office:value-type="string" table:style-name="ce6">
            <text:p>2023-2024 SU SAYAÇ HESABI</text:p>
          </table:table-cell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10"/>
          <table:table-cell table:number-columns-repeated="2" table:style-name="ce7"/>
          <table:table-cell table:style-name="ce9"/>
          <table:table-cell table:style-name="ce7"/>
          <table:table-cell table:number-columns-repeated="2" table:style-name="ce11"/>
          <table:table-cell table:number-columns-repeated="3" table:style-name="ce12"/>
          <table:table-cell table:number-columns-repeated="16364"/>
        </table:table-row>
        <table:table-row table:style-name="ro4">
          <table:table-cell table:style-name="ce1"/>
          <table:table-cell table:style-name="ce5"/>
          <table:table-cell office:value-type="string" table:number-columns-spanned="4" table:number-rows-spanned="1" table:style-name="ce131">
            <text:p>KASA</text:p>
          </table:table-cell>
          <table:covered-table-cell table:number-columns-repeated="3"/>
          <table:table-cell table:style-name="ce13"/>
          <table:table-cell office:value-type="string" table:number-columns-spanned="2" table:number-rows-spanned="1" table:style-name="ce132">
            <text:p>SU</text:p>
          </table:table-cell>
          <table:covered-table-cell/>
          <table:table-cell table:style-name="ce14"/>
          <table:table-cell office:value-type="string" table:number-columns-spanned="2" table:number-rows-spanned="1" table:style-name="ce133">
            <text:p>ana sayaç</text:p>
          </table:table-cell>
          <table:covered-table-cell/>
          <table:table-cell table:style-name="ce15"/>
          <table:table-cell office:value-type="string" table:number-columns-spanned="3" table:number-rows-spanned="1" table:style-name="ce134">
            <text:p>yıkama</text:p>
          </table:table-cell>
          <table:covered-table-cell table:number-columns-repeated="2"/>
          <table:table-cell table:style-name="ce16"/>
          <table:table-cell office:value-type="string" table:style-name="ce17">
            <text:p>hrcm</text:p>
          </table:table-cell>
          <table:table-cell office:value-type="string" table:style-name="ce18">
            <text:p>hrcm</text:p>
          </table:table-cell>
          <table:table-cell office:value-type="string" table:style-name="ce19">
            <text:p>hrcm</text:p>
          </table:table-cell>
          <table:table-cell table:number-columns-repeated="16364"/>
        </table:table-row>
        <table:table-row table:style-name="ro5">
          <table:table-cell table:style-name="ce1"/>
          <table:table-cell table:style-name="ce5"/>
          <table:table-cell table:style-name="ce20"/>
          <table:table-cell office:value-type="string" table:style-name="ce21">
            <text:p>su</text:p>
          </table:table-cell>
          <table:table-cell office:value-type="string" table:style-name="ce22">
            <text:p>TL</text:p>
          </table:table-cell>
          <table:table-cell table:style-name="ce23"/>
          <table:table-cell table:style-name="ce13"/>
          <table:table-cell table:style-name="ce24"/>
          <table:table-cell table:style-name="ce1"/>
          <table:table-cell table:style-name="ce25"/>
          <table:table-cell table:style-name="ce26"/>
          <table:table-cell office:value-type="string" table:style-name="ce27">
            <text:p>Kalan</text:p>
          </table:table-cell>
          <table:table-cell table:style-name="ce28"/>
          <table:table-cell table:style-name="ce29"/>
          <table:table-cell office:value-type="string" table:style-name="ce1">
            <text:p>ödenmiş</text:p>
          </table:table-cell>
          <table:table-cell office:value-type="string" table:style-name="ce30">
            <text:p>alck</text:p>
          </table:table-cell>
          <table:table-cell table:style-name="ce31"/>
          <table:table-cell office:value-type="string" table:style-name="ce32">
            <text:p>ortak</text:p>
          </table:table-cell>
          <table:table-cell office:value-type="string" table:style-name="ce33">
            <text:p>yıkama</text:p>
          </table:table-cell>
          <table:table-cell office:value-type="string" table:style-name="ce34">
            <text:p>toplam</text:p>
          </table:table-cell>
          <table:table-cell table:number-columns-repeated="16364"/>
        </table:table-row>
        <table:table-row table:style-name="ro5">
          <table:table-cell table:style-name="ce1"/>
          <table:table-cell table:style-name="ce35"/>
          <table:table-cell office:value-type="string" table:style-name="ce36">
            <text:p>Thslt</text:p>
          </table:table-cell>
          <table:table-cell office:value-type="string" table:style-name="ce37">
            <text:p>Ödm</text:p>
          </table:table-cell>
          <table:table-cell office:value-type="string" table:style-name="ce38">
            <text:p>Bky</text:p>
          </table:table-cell>
          <table:table-cell office:value-type="string" table:style-name="ce39">
            <text:p>Bky</text:p>
          </table:table-cell>
          <table:table-cell table:style-name="ce40"/>
          <table:table-cell office:value-type="string" table:style-name="ce24">
            <text:p>alınan</text:p>
          </table:table-cell>
          <table:table-cell office:value-type="string" table:style-name="ce41">
            <text:p>TON</text:p>
          </table:table-cell>
          <table:table-cell table:style-name="ce42"/>
          <table:table-cell office:value-type="string" table:style-name="ce26">
            <text:p>YAZAR</text:p>
          </table:table-cell>
          <table:table-cell office:value-type="string" table:style-name="ce27">
            <text:p>kredi</text:p>
          </table:table-cell>
          <table:table-cell table:style-name="ce28"/>
          <table:table-cell office:value-type="string" table:style-name="ce29">
            <text:p>YZR</text:p>
          </table:table-cell>
          <table:table-cell office:value-type="string" table:style-name="ce1">
            <text:p>YAZAR</text:p>
          </table:table-cell>
          <table:table-cell office:value-type="string" table:style-name="ce30">
            <text:p>TON</text:p>
          </table:table-cell>
          <table:table-cell table:style-name="ce43"/>
          <table:table-cell office:value-type="string" table:style-name="ce44">
            <text:p>TON</text:p>
          </table:table-cell>
          <table:table-cell office:value-type="string" table:style-name="ce45">
            <text:p>TON</text:p>
          </table:table-cell>
          <table:table-cell office:value-type="string" table:style-name="ce45">
            <text:p>TON</text:p>
          </table:table-cell>
          <table:table-cell table:number-columns-repeated="16364"/>
        </table:table-row>
        <table:table-row table:style-name="ro5">
          <table:table-cell table:style-name="ce1"/>
          <table:table-cell table:style-name="ce5"/>
          <table:table-cell table:number-columns-repeated="8" table:style-name="ce1"/>
          <table:table-cell table:style-name="ce3"/>
          <table:table-cell table:number-columns-repeated="4" table:style-name="ce1"/>
          <table:table-cell table:style-name="ce46"/>
          <table:table-cell table:number-columns-repeated="16368" table:style-name="ce1"/>
        </table:table-row>
        <table:table-row table:style-name="ro2">
          <table:table-cell table:style-name="ce5"/>
          <table:table-cell table:number-columns-repeated="8" table:style-name="ce1"/>
          <table:table-cell table:style-name="ce3"/>
          <table:table-cell table:number-columns-repeated="5" table:style-name="ce1"/>
          <table:table-cell office:value-type="float" office:value="-55" table:style-name="ce46">
            <text:p>-55</text:p>
          </table:table-cell>
          <table:table-cell table:style-name="ce1"/>
          <table:table-cell office:value-type="float" office:value="66.77" table:style-name="ce1">
            <text:p>66,77</text:p>
          </table:table-cell>
          <table:table-cell office:value-type="float" office:value="161.59000000000003" table:formula="of:=[.T8]-[.R8]" table:style-name="ce1">
            <text:p>161,59</text:p>
          </table:table-cell>
          <table:table-cell office:value-type="float" office:value="228.36" table:style-name="ce1">
            <text:p>228,36</text:p>
          </table:table-cell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53"/>
          <table:table-cell table:style-name="ce11"/>
          <table:table-cell table:style-name="ce54"/>
          <table:table-cell office:value-type="string" table:style-name="ce55">
            <text:p>yıkama-diğer kiracı kullanım oranı 2023</text:p>
          </table:table-cell>
          <table:table-cell office:value-type="percentage" office:value="0.29238921001926776" table:formula="of:=[.R8]/[.T8]" table:style-name="ce56">
            <text:p>29%</text:p>
          </table:table-cell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style-name="ce7"/>
          <table:table-cell table:style-name="ce57"/>
          <table:table-cell table:style-name="ce58"/>
          <table:table-cell table:number-columns-repeated="2" table:style-name="ce59"/>
          <table:table-cell table:style-name="ce60"/>
          <table:table-cell table:number-columns-repeated="2" table:style-name="ce57"/>
          <table:table-cell table:style-name="ce60"/>
          <table:table-cell office:value-type="string" table:style-name="ce61">
            <text:p>ahmetten kalan borcun diğer abonelere düşen kısmı TON</text:p>
          </table:table-cell>
          <table:table-cell office:value-type="float" office:value="-16.081406551059729" table:formula="of:=[.P8]*[.T9]" table:style-name="ce62">
            <text:p>-16,08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style-name="ce7"/>
          <table:table-cell table:style-name="ce57"/>
          <table:table-cell table:style-name="ce58"/>
          <table:table-cell table:number-columns-repeated="2" table:style-name="ce59"/>
          <table:table-cell table:style-name="ce60"/>
          <table:table-cell table:number-columns-repeated="2" table:style-name="ce57"/>
          <table:table-cell table:style-name="ce60"/>
          <table:table-cell office:value-type="string" table:style-name="ce61">
            <text:p>ahmetten kalan borcun diğer abonelere düşen kısmı TL</text:p>
          </table:table-cell>
          <table:table-cell office:value-type="float" office:value="129.45532273603084" table:formula="of:=[.P10]*-1*[.I15]" table:style-name="ce62">
            <text:p>129,46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number-columns-repeated="2" table:style-name="ce7"/>
          <table:table-cell table:style-name="ce64"/>
          <table:table-cell table:number-columns-repeated="2" table:style-name="ce65"/>
          <table:table-cell table:style-name="ce66"/>
          <table:table-cell table:number-columns-repeated="2" table:style-name="ce67"/>
          <table:table-cell table:style-name="ce66"/>
          <table:table-cell office:value-type="string" table:style-name="ce68">
            <text:p>ahmetten kalan borcun YIKAMAYA düşen kısmı TON</text:p>
          </table:table-cell>
          <table:table-cell office:value-type="float" office:value="-38.918593448940271" table:formula="of:=[.P8]-[.P10]" table:style-name="ce69">
            <text:p>-38,92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number-columns-repeated="2" table:style-name="ce7"/>
          <table:table-cell table:style-name="ce64"/>
          <table:table-cell table:number-columns-repeated="2" table:style-name="ce65"/>
          <table:table-cell table:style-name="ce66"/>
          <table:table-cell table:number-columns-repeated="2" table:style-name="ce67"/>
          <table:table-cell table:style-name="ce66"/>
          <table:table-cell office:value-type="string" table:style-name="ce68">
            <text:p>ahmetten kalan borcun YIKAMAYA düşen kısmı TL</text:p>
          </table:table-cell>
          <table:table-cell office:value-type="float" office:value="313.29467726396922" table:formula="of:=[.P12]*-1*[.I15]" table:style-name="ce69">
            <text:p>313,29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table:style-name="ce70"/>
          <table:table-cell table:style-name="ce71"/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office:value-type="date" office:date-value="2023-09-03T00:00:00" table:style-name="ce72">
            <text:p>03.09.23</text:p>
          </table:table-cell>
          <table:table-cell office:value-type="string" table:style-name="ce57">
            <text:p>ortak toplanan</text:p>
          </table:table-cell>
          <table:table-cell office:value-type="float" office:value="140" table:style-name="ce57">
            <text:p>140</text:p>
          </table:table-cell>
          <table:table-cell table:style-name="ce57"/>
          <table:table-cell office:value-type="float" office:value="420" table:style-name="ce73">
            <text:p>420</text:p>
          </table:table-cell>
          <table:table-cell office:value-type="float" office:value="52.173913043478258" table:formula="of:=[.E15]/[.I15]" table:style-name="ce74">
            <text:p>52,17</text:p>
          </table:table-cell>
          <table:table-cell table:style-name="ce75"/>
          <table:table-cell table:style-name="ce76"/>
          <table:table-cell office:value-type="float" office:value="8.0500000000000007" table:style-name="ce77">
            <text:p>8,05</text:p>
          </table:table-cell>
          <table:table-cell table:style-name="ce78"/>
          <table:table-cell table:style-name="ce60"/>
          <table:table-cell table:number-columns-repeated="2" table:style-name="ce57"/>
          <table:table-cell office:value-type="float" office:value="1990" table:style-name="ce60">
            <text:p>1990</text:p>
          </table:table-cell>
          <table:table-cell office:value-type="float" office:value="1935" table:style-name="ce57">
            <text:p>1935</text:p>
          </table:table-cell>
          <table:table-cell office:value-type="float" office:value="-55" table:formula="of:=[.O15]-[.N15]" table:style-name="ce79">
            <text:p>-55,00</text:p>
          </table:table-cell>
          <table:table-cell table:style-name="ce75"/>
          <table:table-cell office:value-type="string" table:style-name="ce80">
            <text:p>DEVREDEN HESAP</text:p>
          </table:table-cell>
          <table:table-cell table:style-name="ce81"/>
          <table:table-cell table:style-name="ce82"/>
          <table:table-cell table:number-columns-repeated="16364"/>
        </table:table-row>
        <table:table-row table:style-name="ro2">
          <table:table-cell table:style-name="ce83"/>
          <table:table-cell table:number-columns-repeated="3" table:style-name="ce84"/>
          <table:table-cell table:number-columns-repeated="2" table:style-name="ce85"/>
          <table:table-cell office:value-type="string" table:style-name="ce86">
            <text:p>ahmetin borcundan düşülen %29</text:p>
          </table:table-cell>
          <table:table-cell office:value-type="float" office:value="16.079999999999998" table:style-name="ce85">
            <text:p>16,08</text:p>
          </table:table-cell>
          <table:table-cell table:style-name="ce85"/>
          <table:table-cell table:style-name="ce87"/>
          <table:table-cell table:number-columns-repeated="3" table:style-name="ce85"/>
          <table:table-cell office:value-type="float" office:value="1990" table:style-name="ce85">
            <text:p>1990</text:p>
          </table:table-cell>
          <table:table-cell office:value-type="float" office:value="1951.08" table:formula="of:=[.O15]+[.H16]" table:style-name="ce85">
            <text:p>1951,08</text:p>
          </table:table-cell>
          <table:table-cell office:value-type="float" office:value="-38.920000000000073" table:formula="of:=[.O16]-[.N16]" table:style-name="ce88">
            <text:p>-38,92</text:p>
          </table:table-cell>
          <table:table-cell table:number-columns-repeated="4" table:style-name="ce84"/>
          <table:table-cell table:number-columns-repeated="16364"/>
        </table:table-row>
        <table:table-row table:style-name="ro2">
          <table:table-cell office:value-type="date" office:date-value="2023-09-11T00:00:00" table:style-name="ce89">
            <text:p>11.09.23</text:p>
          </table:table-cell>
          <table:table-cell office:value-type="string" table:style-name="ce90">
            <text:p>SAMED ÖDEME</text:p>
          </table:table-cell>
          <table:table-cell office:value-type="float" office:value="600" table:style-name="ce91">
            <text:p>600</text:p>
          </table:table-cell>
          <table:table-cell office:value-type="float" office:value="600" table:style-name="ce91">
            <text:p>600</text:p>
          </table:table-cell>
          <table:table-cell office:value-type="float" office:value="420" table:formula="of:=[.E15]+[.C17]-[.D17]" table:style-name="ce90">
            <text:p>420</text:p>
          </table:table-cell>
          <table:table-cell office:value-type="float" office:value="52.173913043478258" table:formula="of:=[.E17]/[.I17]" table:style-name="ce92">
            <text:p>52,17</text:p>
          </table:table-cell>
          <table:table-cell table:style-name="ce93"/>
          <table:table-cell office:value-type="float" office:value="62.06" table:style-name="ce94">
            <text:p>62,06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010" table:style-name="ce97">
            <text:p>2010</text:p>
          </table:table-cell>
          <table:table-cell office:value-type="float" office:value="2013.1399999999999" table:formula="of:=[.O16]+[.H17]" table:style-name="ce98">
            <text:p>2.013,14</text:p>
          </table:table-cell>
          <table:table-cell office:value-type="float" office:value="3.1399999999998727" table:formula="of:=[.O17]-[.N17]" table:style-name="ce99">
            <text:p>3,14</text:p>
          </table:table-cell>
          <table:table-cell table:style-name="ce93"/>
          <table:table-cell table:style-name="ce98"/>
          <table:table-cell office:value-type="float" office:value="62.06" table:formula="of:=[.H17]" table:style-name="ce98">
            <text:p>62,06</text:p>
          </table:table-cell>
          <table:table-cell office:value-type="float" office:value="62.06" table:formula="of:=[.T15]+[.H17]" table:style-name="ce100">
            <text:p>62,06</text:p>
          </table:table-cell>
          <table:table-cell table:number-columns-repeated="16364"/>
        </table:table-row>
        <table:table-row table:style-name="ro2">
          <table:table-cell office:value-type="date" office:date-value="2023-10-03T00:00:00" table:style-name="ce101">
            <text:p>03.10.23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560" table:formula="of:=[.E17]+[.C18]-[.D18]" table:style-name="ce103">
            <text:p>560</text:p>
          </table:table-cell>
          <table:table-cell office:value-type="float" office:value="69.565217391304344" table:formula="of:=[.E18]/[.I18]" table:style-name="ce104">
            <text:p>69,57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table:style-name="ce109"/>
          <table:table-cell table:number-columns-repeated="2" table:style-name="ce102"/>
          <table:table-cell office:value-type="float" office:value="2030" table:style-name="ce109">
            <text:p>2030</text:p>
          </table:table-cell>
          <table:table-cell office:value-type="float" office:value="2013.1399999999999" table:formula="of:=[.O17]+[.H18]" table:style-name="ce102">
            <text:p>2013,14</text:p>
          </table:table-cell>
          <table:table-cell office:value-type="float" office:value="-16.860000000000127" table:formula="of:=[.O18]-[.N18]" table:style-name="ce110">
            <text:p>-16,86</text:p>
          </table:table-cell>
          <table:table-cell table:style-name="ce105"/>
          <table:table-cell table:style-name="ce111"/>
          <table:table-cell table:style-name="ce112"/>
          <table:table-cell office:value-type="float" office:value="62.06" table:formula="of:=[.T17]+[.H18]" table:style-name="ce113">
            <text:p>62,06</text:p>
          </table:table-cell>
          <table:table-cell table:number-columns-repeated="16364"/>
        </table:table-row>
        <table:table-row table:style-name="ro2">
          <table:table-cell office:value-type="date" office:date-value="2023-10-05T00:00:00" table:style-name="ce89">
            <text:p>05.10.23</text:p>
          </table:table-cell>
          <table:table-cell office:value-type="string" table:style-name="ce90">
            <text:p>SAMED ÖDEME</text:p>
          </table:table-cell>
          <table:table-cell office:value-type="float" office:value="500" table:style-name="ce91">
            <text:p>500</text:p>
          </table:table-cell>
          <table:table-cell office:value-type="float" office:value="500" table:style-name="ce91">
            <text:p>500</text:p>
          </table:table-cell>
          <table:table-cell office:value-type="float" office:value="560" table:formula="of:=[.E18]+[.C19]-[.D19]" table:style-name="ce90">
            <text:p>560</text:p>
          </table:table-cell>
          <table:table-cell office:value-type="float" office:value="69.565217391304344" table:formula="of:=[.E19]/[.I19]" table:style-name="ce92">
            <text:p>69,57</text:p>
          </table:table-cell>
          <table:table-cell table:style-name="ce93"/>
          <table:table-cell office:value-type="float" office:value="74.47" table:style-name="ce94">
            <text:p>74,47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050" table:style-name="ce97">
            <text:p>2050</text:p>
          </table:table-cell>
          <table:table-cell office:value-type="float" office:value="2087.6099999999997" table:formula="of:=[.O18]+[.H19]" table:style-name="ce91">
            <text:p>2087,61</text:p>
          </table:table-cell>
          <table:table-cell office:value-type="float" office:value="37.609999999999673" table:formula="of:=[.O19]-[.N19]" table:style-name="ce99">
            <text:p>37,61</text:p>
          </table:table-cell>
          <table:table-cell table:style-name="ce93"/>
          <table:table-cell table:style-name="ce98"/>
          <table:table-cell office:value-type="float" office:value="136.53" table:formula="of:=[.S17]+[.H19]" table:style-name="ce98">
            <text:p>136,53</text:p>
          </table:table-cell>
          <table:table-cell office:value-type="float" office:value="136.53" table:formula="of:=[.T18]+[.H19]" table:style-name="ce100">
            <text:p>136,53</text:p>
          </table:table-cell>
          <table:table-cell table:number-columns-repeated="16364"/>
        </table:table-row>
        <table:table-row table:style-name="ro2">
          <table:table-cell office:value-type="date" office:date-value="2023-11-03T00:00:00" table:style-name="ce101">
            <text:p>03.11.23</text:p>
          </table:table-cell>
          <table:table-cell office:value-type="string" table:style-name="ce102">
            <text:p>ortak toplanan</text:p>
          </table:table-cell>
          <table:table-cell office:value-type="float" office:value="180" table:style-name="ce102">
            <text:p>180</text:p>
          </table:table-cell>
          <table:table-cell table:style-name="ce102"/>
          <table:table-cell office:value-type="float" office:value="740" table:formula="of:=[.E19]+[.C20]-[.D20]" table:style-name="ce103">
            <text:p>740</text:p>
          </table:table-cell>
          <table:table-cell office:value-type="float" office:value="91.925465838509311" table:formula="of:=[.E20]/[.I20]" table:style-name="ce104">
            <text:p>91,93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office:value-type="float" office:value="2100" table:style-name="ce109">
            <text:p>2100</text:p>
          </table:table-cell>
          <table:table-cell table:number-columns-repeated="2" table:style-name="ce102"/>
          <table:table-cell office:value-type="float" office:value="2097" table:style-name="ce109">
            <text:p>2097</text:p>
          </table:table-cell>
          <table:table-cell office:value-type="float" office:value="2087.6099999999997" table:formula="of:=[.O19]+[.H20]" table:style-name="ce102">
            <text:p>2087,61</text:p>
          </table:table-cell>
          <table:table-cell office:value-type="float" office:value="-9.3900000000003274" table:formula="of:=[.O20]-[.N20]" table:style-name="ce110">
            <text:p>-9,39</text:p>
          </table:table-cell>
          <table:table-cell table:style-name="ce105"/>
          <table:table-cell table:style-name="ce111"/>
          <table:table-cell table:style-name="ce112"/>
          <table:table-cell office:value-type="float" office:value="136.53" table:formula="of:=[.T19]+[.H20]" table:style-name="ce113">
            <text:p>136,53</text:p>
          </table:table-cell>
          <table:table-cell table:number-columns-repeated="16364"/>
        </table:table-row>
        <table:table-row table:style-name="ro2">
          <table:table-cell office:value-type="date" office:date-value="2023-11-11T00:00:00" table:style-name="ce89">
            <text:p>11.11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740" table:formula="of:=[.E20]+[.C21]-[.D21]" table:style-name="ce90">
            <text:p>740</text:p>
          </table:table-cell>
          <table:table-cell office:value-type="float" office:value="91.925465838509311" table:formula="of:=[.E21]/[.I21]" table:style-name="ce92">
            <text:p>91,93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58" table:style-name="ce97">
            <text:p>2158</text:p>
          </table:table-cell>
          <table:table-cell office:value-type="float" office:value="2112.4299999999998" table:formula="of:=[.O20]+[.H21]" table:style-name="ce91">
            <text:p>2112,43</text:p>
          </table:table-cell>
          <table:table-cell office:value-type="float" office:value="-45.570000000000164" table:formula="of:=[.O21]-[.N21]" table:style-name="ce99">
            <text:p>-45,57</text:p>
          </table:table-cell>
          <table:table-cell table:style-name="ce93"/>
          <table:table-cell table:style-name="ce114"/>
          <table:table-cell office:value-type="float" office:value="161.35" table:formula="of:=[.S19]+[.H21]" table:style-name="ce98">
            <text:p>161,35</text:p>
          </table:table-cell>
          <table:table-cell office:value-type="float" office:value="161.35" table:formula="of:=[.T20]+[.H21]" table:style-name="ce100">
            <text:p>161,35</text:p>
          </table:table-cell>
          <table:table-cell table:number-columns-repeated="16364"/>
        </table:table-row>
        <table:table-row table:style-name="ro2">
          <table:table-cell office:value-type="date" office:date-value="2023-12-03T00:00:00" table:style-name="ce101">
            <text:p>03.12.23</text:p>
          </table:table-cell>
          <table:table-cell office:value-type="string" table:style-name="ce102">
            <text:p>ortak toplanan</text:p>
          </table:table-cell>
          <table:table-cell office:value-type="float" office:value="170" table:style-name="ce102">
            <text:p>170</text:p>
          </table:table-cell>
          <table:table-cell table:style-name="ce102"/>
          <table:table-cell office:value-type="float" office:value="910" table:formula="of:=[.E21]+[.C22]-[.D22]" table:style-name="ce103">
            <text:p>910</text:p>
          </table:table-cell>
          <table:table-cell office:value-type="float" office:value="113.04347826086955" table:formula="of:=[.E22]/[.I22]" table:style-name="ce104">
            <text:p>113,04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table:style-name="ce109"/>
          <table:table-cell table:number-columns-repeated="2" table:style-name="ce102"/>
          <table:table-cell office:value-type="float" office:value="2158" table:style-name="ce109">
            <text:p>2158</text:p>
          </table:table-cell>
          <table:table-cell office:value-type="float" office:value="2112.4299999999998" table:formula="of:=[.O21]+[.H22]" table:style-name="ce102">
            <text:p>2112,43</text:p>
          </table:table-cell>
          <table:table-cell office:value-type="float" office:value="-45.570000000000164" table:formula="of:=[.O22]-[.N22]" table:style-name="ce110">
            <text:p>-45,57</text:p>
          </table:table-cell>
          <table:table-cell table:style-name="ce105"/>
          <table:table-cell table:style-name="ce111"/>
          <table:table-cell table:style-name="ce112"/>
          <table:table-cell office:value-type="float" office:value="161.35" table:formula="of:=[.T21]+[.H22]" table:style-name="ce113">
            <text:p>161,35</text:p>
          </table:table-cell>
          <table:table-cell table:number-columns-repeated="16364"/>
        </table:table-row>
        <table:table-row table:style-name="ro2">
          <table:table-cell office:value-type="date" office:date-value="2023-12-23T00:00:00" table:style-name="ce89">
            <text:p>23.12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740" table:formula="of:=[.E21]+[.C23]-[.D23]" table:style-name="ce90">
            <text:p>740</text:p>
          </table:table-cell>
          <table:table-cell office:value-type="float" office:value="91.925465838509311" table:formula="of:=[.E23]/[.I23]" table:style-name="ce92">
            <text:p>91,93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58" table:style-name="ce97">
            <text:p>2158</text:p>
          </table:table-cell>
          <table:table-cell office:value-type="float" office:value="2137.25" table:formula="of:=[.O21]+[.H23]" table:style-name="ce91">
            <text:p>2137,25</text:p>
          </table:table-cell>
          <table:table-cell office:value-type="float" office:value="-20.75" table:formula="of:=[.O23]-[.N23]" table:style-name="ce99">
            <text:p>-20,75</text:p>
          </table:table-cell>
          <table:table-cell table:style-name="ce93"/>
          <table:table-cell table:style-name="ce98"/>
          <table:table-cell office:value-type="float" office:value="24.82" table:formula="of:=[.S20]+[.H23]" table:style-name="ce98">
            <text:p>24,82</text:p>
          </table:table-cell>
          <table:table-cell office:value-type="float" office:value="186.17" table:formula="of:=[.T21]+[.H23]" table:style-name="ce100">
            <text:p>186,17</text:p>
          </table:table-cell>
          <table:table-cell table:number-columns-repeated="16364"/>
        </table:table-row>
        <table:table-row table:style-name="ro2">
          <table:table-cell office:value-type="date" office:date-value="2023-12-23T00:00:00" table:style-name="ce89">
            <text:p>23.12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22]+[.C24]-[.D24]" table:style-name="ce90">
            <text:p>910</text:p>
          </table:table-cell>
          <table:table-cell office:value-type="float" office:value="113.04347826086955" table:formula="of:=[.E24]/[.I24]" table:style-name="ce92">
            <text:p>113,04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58" table:style-name="ce97">
            <text:p>2158</text:p>
          </table:table-cell>
          <table:table-cell office:value-type="float" office:value="2137.25" table:formula="of:=[.O22]+[.H24]" table:style-name="ce91">
            <text:p>2137,25</text:p>
          </table:table-cell>
          <table:table-cell office:value-type="float" office:value="-20.75" table:formula="of:=[.O24]-[.N24]" table:style-name="ce99">
            <text:p>-20,75</text:p>
          </table:table-cell>
          <table:table-cell table:style-name="ce93"/>
          <table:table-cell table:style-name="ce98"/>
          <table:table-cell office:value-type="float" office:value="186.17" table:formula="of:=[.S21]+[.H24]" table:style-name="ce98">
            <text:p>186,17</text:p>
          </table:table-cell>
          <table:table-cell office:value-type="float" office:value="186.17" table:formula="of:=[.T22]+[.H24]" table:style-name="ce100">
            <text:p>186,17</text:p>
          </table:table-cell>
          <table:table-cell table:number-columns-repeated="16364"/>
        </table:table-row>
        <table:table-row table:style-name="ro2">
          <table:table-cell office:value-type="date" office:date-value="2024-01-03T00:00:00" table:style-name="ce101">
            <text:p>03.01.24</text:p>
          </table:table-cell>
          <table:table-cell office:value-type="string" table:style-name="ce102">
            <text:p>ortak toplanan</text:p>
          </table:table-cell>
          <table:table-cell office:value-type="float" office:value="170" table:style-name="ce102">
            <text:p>170</text:p>
          </table:table-cell>
          <table:table-cell table:style-name="ce102"/>
          <table:table-cell office:value-type="float" office:value="1080" table:formula="of:=[.E24]+[.C25]-[.D25]" table:style-name="ce103">
            <text:p>1080</text:p>
          </table:table-cell>
          <table:table-cell office:value-type="float" office:value="134.1614906832298" table:formula="of:=[.E25]/[.I25]" table:style-name="ce104">
            <text:p>134,16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table:style-name="ce109"/>
          <table:table-cell table:number-columns-repeated="2" table:style-name="ce102"/>
          <table:table-cell office:value-type="float" office:value="2158" table:style-name="ce109">
            <text:p>2158</text:p>
          </table:table-cell>
          <table:table-cell office:value-type="float" office:value="2137.25" table:formula="of:=[.O24]+[.H25]" table:style-name="ce102">
            <text:p>2137,25</text:p>
          </table:table-cell>
          <table:table-cell office:value-type="float" office:value="-20.75" table:formula="of:=[.O25]-[.N25]" table:style-name="ce110">
            <text:p>-20,75</text:p>
          </table:table-cell>
          <table:table-cell table:style-name="ce105"/>
          <table:table-cell table:style-name="ce111"/>
          <table:table-cell table:style-name="ce112"/>
          <table:table-cell office:value-type="float" office:value="186.17" table:formula="of:=[.T24]+[.H25]" table:style-name="ce113">
            <text:p>186,17</text:p>
          </table:table-cell>
          <table:table-cell table:number-columns-repeated="16364"/>
        </table:table-row>
        <table:table-row table:style-name="ro2">
          <table:table-cell office:value-type="date" office:date-value="2024-01-08T00:00:00" table:style-name="ce89">
            <text:p>08.01.24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1080" table:formula="of:=[.E25]+[.C26]-[.D26]" table:style-name="ce90">
            <text:p>1080</text:p>
          </table:table-cell>
          <table:table-cell office:value-type="float" office:value="134.1614906832298" table:formula="of:=[.E26]/[.I26]" table:style-name="ce92">
            <text:p>134,16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office:value-type="float" office:value="2231" table:style-name="ce97">
            <text:p>2231</text:p>
          </table:table-cell>
          <table:table-cell table:number-columns-repeated="2" table:style-name="ce91"/>
          <table:table-cell office:value-type="float" office:value="2158" table:style-name="ce97">
            <text:p>2158</text:p>
          </table:table-cell>
          <table:table-cell office:value-type="float" office:value="2162.0700000000002" table:formula="of:=[.O25]+[.H26]" table:style-name="ce91">
            <text:p>2162,07</text:p>
          </table:table-cell>
          <table:table-cell office:value-type="float" office:value="4.0700000000001637" table:formula="of:=[.O26]-[.N26]" table:style-name="ce99">
            <text:p>4,07</text:p>
          </table:table-cell>
          <table:table-cell table:style-name="ce93"/>
          <table:table-cell table:style-name="ce98"/>
          <table:table-cell office:value-type="float" office:value="210.98999999999998" table:formula="of:=[.S24]+[.H26]" table:style-name="ce98">
            <text:p>210,99</text:p>
          </table:table-cell>
          <table:table-cell office:value-type="float" office:value="210.98999999999998" table:formula="of:=[.T25]+[.H26]" table:style-name="ce100">
            <text:p>210,99</text:p>
          </table:table-cell>
          <table:table-cell table:number-columns-repeated="16364"/>
        </table:table-row>
        <table:table-row table:style-name="ro2">
          <table:table-cell office:value-type="date" office:date-value="2024-01-08T00:00:00" table:style-name="ce115">
            <text:p>08.01.24</text:p>
          </table:table-cell>
          <table:table-cell office:value-type="string" table:style-name="ce116">
            <text:p>toplanandan ödeme</text:p>
          </table:table-cell>
          <table:table-cell table:style-name="ce117"/>
          <table:table-cell office:value-type="float" office:value="170" table:style-name="ce116">
            <text:p>170</text:p>
          </table:table-cell>
          <table:table-cell office:value-type="float" office:value="910" table:formula="of:=[.E26]+[.C27]-[.D27]" table:style-name="ce116">
            <text:p>910</text:p>
          </table:table-cell>
          <table:table-cell office:value-type="float" office:value="113.04347826086955" table:formula="of:=[.E27]/[.I27]" table:style-name="ce118">
            <text:p>113,04</text:p>
          </table:table-cell>
          <table:table-cell table:style-name="ce119"/>
          <table:table-cell office:value-type="float" office:value="21.118012422360248" table:formula="of:=[.D27]/[.I27]" table:style-name="ce120">
            <text:p>21,12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158" table:style-name="ce125">
            <text:p>2158</text:p>
          </table:table-cell>
          <table:table-cell office:value-type="float" office:value="2140.95198757764" table:formula="of:=[.O26]-[.H27]" table:style-name="ce126">
            <text:p>2140,951988</text:p>
          </table:table-cell>
          <table:table-cell office:value-type="float" office:value="-17.048012422359989" table:formula="of:=[.O27]-[.N27]" table:style-name="ce99">
            <text:p>-17,05</text:p>
          </table:table-cell>
          <table:table-cell table:style-name="ce119"/>
          <table:table-cell office:value-type="float" office:value="21.118012422360248" table:formula="of:=[.R26]+[.H27]" table:style-name="ce127">
            <text:p>21,12</text:p>
          </table:table-cell>
          <table:table-cell table:style-name="ce128"/>
          <table:table-cell office:value-type="float" office:value="232.10801242236022" table:formula="of:=[.T26]+[.H27]" table:style-name="ce129">
            <text:p>232,11</text:p>
          </table:table-cell>
          <table:table-cell table:number-columns-repeated="16364"/>
        </table:table-row>
        <table:table-row table:style-name="ro2">
          <table:table-cell office:value-type="date" office:date-value="2023-12-11T00:00:00" table:style-name="ce89">
            <text:p>11.12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27]+[.C28]-[.D28]" table:style-name="ce90">
            <text:p>910</text:p>
          </table:table-cell>
          <table:table-cell office:value-type="float" office:value="113.04347826086955" table:formula="of:=[.E28]/[.I28]" table:style-name="ce92">
            <text:p>113,04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60" table:style-name="ce97">
            <text:p>2160</text:p>
          </table:table-cell>
          <table:table-cell office:value-type="float" office:value="2165.7719875776402" table:formula="of:=[.O27]+[.H28]" table:style-name="ce91">
            <text:p>2165,771988</text:p>
          </table:table-cell>
          <table:table-cell office:value-type="float" office:value="5.771987577640175" table:formula="of:=[.O28]-[.N28]" table:style-name="ce99">
            <text:p>5,77</text:p>
          </table:table-cell>
          <table:table-cell table:style-name="ce93"/>
          <table:table-cell table:style-name="ce98"/>
          <table:table-cell office:value-type="float" office:value="235.80999999999997" table:formula="of:=[.S26]+[.H28]" table:style-name="ce98">
            <text:p>235,81</text:p>
          </table:table-cell>
          <table:table-cell office:value-type="float" office:value="256.92801242236021" table:formula="of:=[.T27]+[.H28]" table:style-name="ce100">
            <text:p>256,93</text:p>
          </table:table-cell>
          <table:table-cell table:number-columns-repeated="16364"/>
        </table:table-row>
        <table:table-row table:style-name="ro2">
          <table:table-cell office:value-type="date" office:date-value="2024-01-26T00:00:00" table:style-name="ce89">
            <text:p>26.01.24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28]+[.C29]-[.D29]" table:style-name="ce90">
            <text:p>910</text:p>
          </table:table-cell>
          <table:table-cell office:value-type="float" office:value="113.04347826086955" table:formula="of:=[.E29]/[.I29]" table:style-name="ce92">
            <text:p>113,04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80" table:style-name="ce97">
            <text:p>2180</text:p>
          </table:table-cell>
          <table:table-cell office:value-type="float" office:value="2190.5919875776403" table:formula="of:=[.O28]+[.H29]" table:style-name="ce91">
            <text:p>2190,591988</text:p>
          </table:table-cell>
          <table:table-cell office:value-type="float" office:value="10.591987577640339" table:formula="of:=[.O29]-[.N29]" table:style-name="ce99">
            <text:p>10,59</text:p>
          </table:table-cell>
          <table:table-cell table:style-name="ce93"/>
          <table:table-cell table:style-name="ce98"/>
          <table:table-cell office:value-type="float" office:value="260.63" table:formula="of:=[.S28]+[.H29]" table:style-name="ce98">
            <text:p>260,63</text:p>
          </table:table-cell>
          <table:table-cell office:value-type="float" office:value="281.7480124223602" table:formula="of:=[.T28]+[.H29]" table:style-name="ce100">
            <text:p>281,75</text:p>
          </table:table-cell>
          <table:table-cell table:number-columns-repeated="16364"/>
        </table:table-row>
        <table:table-row table:style-name="ro2">
          <table:table-cell office:value-type="date" office:date-value="2024-02-02T00:00:00" table:style-name="ce89">
            <text:p>02.02.24</text:p>
          </table:table-cell>
          <table:table-cell office:value-type="string" table:style-name="ce90">
            <text:p>SAMED ÖDEME</text:p>
          </table:table-cell>
          <table:table-cell office:value-type="float" office:value="300" table:style-name="ce91">
            <text:p>300</text:p>
          </table:table-cell>
          <table:table-cell office:value-type="float" office:value="300" table:style-name="ce91">
            <text:p>300</text:p>
          </table:table-cell>
          <table:table-cell office:value-type="float" office:value="910" table:formula="of:=[.E29]+[.C30]-[.D30]" table:style-name="ce90">
            <text:p>910</text:p>
          </table:table-cell>
          <table:table-cell office:value-type="float" office:value="113.04347826086955" table:formula="of:=[.E30]/[.I30]" table:style-name="ce92">
            <text:p>113,04</text:p>
          </table:table-cell>
          <table:table-cell table:style-name="ce93"/>
          <table:table-cell office:value-type="float" office:value="37.229999999999997" table:style-name="ce94">
            <text:p>37,23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00" table:style-name="ce97">
            <text:p>2200</text:p>
          </table:table-cell>
          <table:table-cell office:value-type="float" office:value="2227.8219875776404" table:formula="of:=[.O29]+[.H30]" table:style-name="ce91">
            <text:p>2227,821988</text:p>
          </table:table-cell>
          <table:table-cell office:value-type="float" office:value="27.821987577640357" table:formula="of:=[.O30]-[.N30]" table:style-name="ce99">
            <text:p>27,82</text:p>
          </table:table-cell>
          <table:table-cell table:style-name="ce93"/>
          <table:table-cell table:style-name="ce98"/>
          <table:table-cell office:value-type="float" office:value="297.86" table:formula="of:=[.S29]+[.H30]" table:style-name="ce98">
            <text:p>297,86</text:p>
          </table:table-cell>
          <table:table-cell office:value-type="float" office:value="318.97801242236022" table:formula="of:=[.T29]+[.H30]" table:style-name="ce100">
            <text:p>318,98</text:p>
          </table:table-cell>
          <table:table-cell table:number-columns-repeated="16364"/>
        </table:table-row>
        <table:table-row table:style-name="ro2">
          <table:table-cell office:value-type="date" office:date-value="2024-02-26T00:00:00" table:style-name="ce89">
            <text:p>26.02.24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30]+[.C31]-[.D31]" table:style-name="ce90">
            <text:p>910</text:p>
          </table:table-cell>
          <table:table-cell office:value-type="float" office:value="113.04347826086955" table:formula="of:=[.E31]/[.I31]" table:style-name="ce92">
            <text:p>113,04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20" table:style-name="ce97">
            <text:p>2220</text:p>
          </table:table-cell>
          <table:table-cell office:value-type="float" office:value="2252.6419875776405" table:formula="of:=[.O30]+[.H31]" table:style-name="ce91">
            <text:p>2252,641988</text:p>
          </table:table-cell>
          <table:table-cell office:value-type="float" office:value="32.641987577640521" table:formula="of:=[.O31]-[.N31]" table:style-name="ce99">
            <text:p>32,64</text:p>
          </table:table-cell>
          <table:table-cell table:style-name="ce93"/>
          <table:table-cell table:style-name="ce98"/>
          <table:table-cell office:value-type="float" office:value="322.68" table:formula="of:=[.S30]+[.H31]" table:style-name="ce98">
            <text:p>322,68</text:p>
          </table:table-cell>
          <table:table-cell office:value-type="float" office:value="343.79801242236022" table:formula="of:=[.T30]+[.H31]" table:style-name="ce100">
            <text:p>343,80</text:p>
          </table:table-cell>
          <table:table-cell table:number-columns-repeated="16364"/>
        </table:table-row>
        <table:table-row table:style-name="ro2">
          <table:table-cell office:value-type="date" office:date-value="2024-03-13T00:00:00" table:style-name="ce89">
            <text:p>13.03.24</text:p>
          </table:table-cell>
          <table:table-cell office:value-type="string" table:style-name="ce90">
            <text:p>SAMED ÖDEME</text:p>
          </table:table-cell>
          <table:table-cell office:value-type="float" office:value="250" table:style-name="ce91">
            <text:p>250</text:p>
          </table:table-cell>
          <table:table-cell office:value-type="float" office:value="250" table:style-name="ce91">
            <text:p>250</text:p>
          </table:table-cell>
          <table:table-cell office:value-type="float" office:value="910" table:formula="of:=[.E31]+[.C32]-[.D32]" table:style-name="ce90">
            <text:p>910</text:p>
          </table:table-cell>
          <table:table-cell office:value-type="float" office:value="113.04347826086955" table:formula="of:=[.E32]/[.I32]" table:style-name="ce92">
            <text:p>113,04</text:p>
          </table:table-cell>
          <table:table-cell table:style-name="ce93"/>
          <table:table-cell office:value-type="float" office:value="31.03" table:style-name="ce94">
            <text:p>31,03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office:value-type="float" office:value="2347" table:style-name="ce97">
            <text:p>2347</text:p>
          </table:table-cell>
          <table:table-cell table:number-columns-repeated="2" table:style-name="ce91"/>
          <table:table-cell office:value-type="float" office:value="2228" table:style-name="ce97">
            <text:p>2228</text:p>
          </table:table-cell>
          <table:table-cell office:value-type="float" office:value="2283.6719875776407" table:formula="of:=[.O31]+[.H32]" table:style-name="ce91">
            <text:p>2283,671988</text:p>
          </table:table-cell>
          <table:table-cell office:value-type="float" office:value="55.671987577640721" table:formula="of:=[.O32]-[.N32]" table:style-name="ce99">
            <text:p>55,67</text:p>
          </table:table-cell>
          <table:table-cell table:style-name="ce93"/>
          <table:table-cell table:style-name="ce98"/>
          <table:table-cell office:value-type="float" office:value="353.71000000000004" table:formula="of:=[.S31]+[.H32]" table:style-name="ce98">
            <text:p>353,71</text:p>
          </table:table-cell>
          <table:table-cell office:value-type="float" office:value="374.82801242236019" table:formula="of:=[.T31]+[.H32]" table:style-name="ce100">
            <text:p>374,83</text:p>
          </table:table-cell>
          <table:table-cell table:number-columns-repeated="16364"/>
        </table:table-row>
        <table:table-row table:style-name="ro2">
          <table:table-cell office:value-type="date" office:date-value="2024-03-18T00:00:00" table:style-name="ce115">
            <text:p>18.03.24</text:p>
          </table:table-cell>
          <table:table-cell office:value-type="string" table:style-name="ce116">
            <text:p>toplanandan ödeme</text:p>
          </table:table-cell>
          <table:table-cell table:style-name="ce117"/>
          <table:table-cell office:value-type="float" office:value="420" table:style-name="ce116">
            <text:p>420</text:p>
          </table:table-cell>
          <table:table-cell office:value-type="float" office:value="490" table:formula="of:=[.E32]+[.C33]-[.D33]" table:style-name="ce116">
            <text:p>490</text:p>
          </table:table-cell>
          <table:table-cell office:value-type="float" office:value="60.869565217391298" table:formula="of:=[.E33]/[.I33]" table:style-name="ce118">
            <text:p>60,87</text:p>
          </table:table-cell>
          <table:table-cell table:style-name="ce119"/>
          <table:table-cell office:value-type="float" office:value="52.173913043478258" table:formula="of:=[.D33]/[.I33]" table:style-name="ce120">
            <text:p>52,17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228" table:style-name="ce125">
            <text:p>2228</text:p>
          </table:table-cell>
          <table:table-cell office:value-type="float" office:value="2231.4980745341622" table:formula="of:=[.O32]-[.H33]" table:style-name="ce126">
            <text:p>2231,498075</text:p>
          </table:table-cell>
          <table:table-cell office:value-type="float" office:value="3.4980745341622423" table:formula="of:=[.O33]-[.N33]" table:style-name="ce99">
            <text:p>3,50</text:p>
          </table:table-cell>
          <table:table-cell table:style-name="ce119"/>
          <table:table-cell office:value-type="float" office:value="73.291925465838503" table:formula="of:=[.R27]+[.H33]" table:style-name="ce127">
            <text:p>73,29</text:p>
          </table:table-cell>
          <table:table-cell table:style-name="ce128"/>
          <table:table-cell office:value-type="float" office:value="427.00192546583844" table:formula="of:=[.T32]+[.H33]" table:style-name="ce100">
            <text:p>427,00</text:p>
          </table:table-cell>
          <table:table-cell table:number-columns-repeated="16364"/>
        </table:table-row>
        <table:table-row table:style-name="ro2">
          <table:table-cell office:value-type="date" office:date-value="2024-03-29T00:00:00" table:style-name="ce130">
            <text:p>29.Mar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490" table:formula="of:=[.E33]+[.C34]-[.D34]" table:style-name="ce90">
            <text:p>490</text:p>
          </table:table-cell>
          <table:table-cell office:value-type="float" office:value="60.869565217391298" table:formula="of:=[.E34]/[.I34]" table:style-name="ce92">
            <text:p>60,87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28" table:style-name="ce97">
            <text:p>2228</text:p>
          </table:table-cell>
          <table:table-cell office:value-type="float" office:value="2256.3180745341624" table:formula="of:=[.O33]+[.H34]" table:style-name="ce91">
            <text:p>2256,318075</text:p>
          </table:table-cell>
          <table:table-cell office:value-type="float" office:value="28.318074534162406" table:formula="of:=[.O34]-[.N34]" table:style-name="ce99">
            <text:p>28,32</text:p>
          </table:table-cell>
          <table:table-cell table:style-name="ce93"/>
          <table:table-cell table:style-name="ce98"/>
          <table:table-cell office:value-type="float" office:value="378.53000000000003" table:formula="of:=[.S32]+[.H34]" table:style-name="ce98">
            <text:p>378,53</text:p>
          </table:table-cell>
          <table:table-cell office:value-type="float" office:value="451.82192546583843" table:formula="of:=[.T33]+[.H34]" table:style-name="ce100">
            <text:p>451,82</text:p>
          </table:table-cell>
          <table:table-cell table:number-columns-repeated="16364"/>
        </table:table-row>
        <table:table-row table:style-name="ro2">
          <table:table-cell office:value-type="date" office:date-value="2024-04-15T00:00:00" table:style-name="ce130">
            <text:p>15.Nis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490" table:formula="of:=[.E34]+[.C35]-[.D35]" table:style-name="ce90">
            <text:p>490</text:p>
          </table:table-cell>
          <table:table-cell office:value-type="float" office:value="60.869565217391298" table:formula="of:=[.E35]/[.I35]" table:style-name="ce92">
            <text:p>60,87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28" table:style-name="ce97">
            <text:p>2228</text:p>
          </table:table-cell>
          <table:table-cell office:value-type="float" office:value="2281.1380745341626" table:formula="of:=[.O34]+[.H35]" table:style-name="ce91">
            <text:p>2281,138075</text:p>
          </table:table-cell>
          <table:table-cell office:value-type="float" office:value="53.13807453416257" table:formula="of:=[.O35]-[.N35]" table:style-name="ce99">
            <text:p>53,14</text:p>
          </table:table-cell>
          <table:table-cell table:style-name="ce93"/>
          <table:table-cell table:style-name="ce98"/>
          <table:table-cell office:value-type="float" office:value="403.35" table:formula="of:=[.S34]+[.H35]" table:style-name="ce98">
            <text:p>403,35</text:p>
          </table:table-cell>
          <table:table-cell office:value-type="float" office:value="476.64192546583843" table:formula="of:=[.T34]+[.H35]" table:style-name="ce100">
            <text:p>476,64</text:p>
          </table:table-cell>
          <table:table-cell table:number-columns-repeated="16364"/>
        </table:table-row>
        <table:table-row table:style-name="ro2">
          <table:table-cell office:value-type="date" office:date-value="2024-05-03T00:00:00" table:style-name="ce130">
            <text:p>3.May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490" table:formula="of:=[.E35]+[.C36]-[.D36]" table:style-name="ce90">
            <text:p>490</text:p>
          </table:table-cell>
          <table:table-cell office:value-type="float" office:value="60.869565217391298" table:formula="of:=[.E36]/[.I36]" table:style-name="ce92">
            <text:p>60,87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71" table:style-name="ce97">
            <text:p>2271</text:p>
          </table:table-cell>
          <table:table-cell office:value-type="float" office:value="2305.9580745341627" table:formula="of:=[.O35]+[.H36]" table:style-name="ce91">
            <text:p>2305,958075</text:p>
          </table:table-cell>
          <table:table-cell office:value-type="float" office:value="34.958074534162733" table:formula="of:=[.O36]-[.N36]" table:style-name="ce99">
            <text:p>34,96</text:p>
          </table:table-cell>
          <table:table-cell table:style-name="ce93"/>
          <table:table-cell table:style-name="ce98"/>
          <table:table-cell office:value-type="float" office:value="428.17" table:formula="of:=[.S35]+[.H36]" table:style-name="ce98">
            <text:p>428,17</text:p>
          </table:table-cell>
          <table:table-cell office:value-type="float" office:value="501.46192546583842" table:formula="of:=[.T35]+[.H36]" table:style-name="ce100">
            <text:p>501,46</text:p>
          </table:table-cell>
          <table:table-cell table:number-columns-repeated="16364"/>
        </table:table-row>
        <table:table-row table:style-name="ro2">
          <table:table-cell office:value-type="date" office:date-value="2024-05-08T00:00:00" table:style-name="ce115">
            <text:p>08.05.24</text:p>
          </table:table-cell>
          <table:table-cell office:value-type="string" table:style-name="ce116">
            <text:p>toplanandan ödeme</text:p>
          </table:table-cell>
          <table:table-cell table:style-name="ce117"/>
          <table:table-cell office:value-type="float" office:value="280" table:style-name="ce116">
            <text:p>280</text:p>
          </table:table-cell>
          <table:table-cell office:value-type="float" office:value="210" table:formula="of:=[.E36]+[.C37]-[.D37]" table:style-name="ce116">
            <text:p>210</text:p>
          </table:table-cell>
          <table:table-cell office:value-type="float" office:value="26.086956521739129" table:formula="of:=[.E37]/[.I37]" table:style-name="ce118">
            <text:p>26,09</text:p>
          </table:table-cell>
          <table:table-cell table:style-name="ce119"/>
          <table:table-cell office:value-type="float" office:value="34.782608695652172" table:formula="of:=[.D37]/[.I37]" table:style-name="ce120">
            <text:p>34,78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271" table:style-name="ce125">
            <text:p>2271</text:p>
          </table:table-cell>
          <table:table-cell office:value-type="float" office:value="2271.1754658385107" table:formula="of:=[.O36]-[.H37]" table:style-name="ce126">
            <text:p>2271,175466</text:p>
          </table:table-cell>
          <table:table-cell office:value-type="float" office:value="0.17546583851071773" table:formula="of:=[.O37]-[.N37]" table:style-name="ce99">
            <text:p>0,18</text:p>
          </table:table-cell>
          <table:table-cell table:style-name="ce119"/>
          <table:table-cell office:value-type="float" office:value="108.07453416149067" table:formula="of:=[.R33]+[.H37]" table:style-name="ce127">
            <text:p>108,07</text:p>
          </table:table-cell>
          <table:table-cell table:style-name="ce128"/>
          <table:table-cell office:value-type="float" office:value="536.24453416149061" table:formula="of:=[.T36]+[.H37]" table:style-name="ce100">
            <text:p>536,24</text:p>
          </table:table-cell>
          <table:table-cell table:number-columns-repeated="16364"/>
        </table:table-row>
        <table:table-row table:style-name="ro2">
          <table:table-cell office:value-type="date" office:date-value="2024-04-24T00:00:00" table:style-name="ce130">
            <text:p>24.Nis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210" table:formula="of:=[.E37]+[.C38]-[.D38]" table:style-name="ce90">
            <text:p>210</text:p>
          </table:table-cell>
          <table:table-cell office:value-type="float" office:value="26.086956521739129" table:formula="of:=[.E38]/[.I38]" table:style-name="ce92">
            <text:p>26,09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80" table:style-name="ce97">
            <text:p>2280</text:p>
          </table:table-cell>
          <table:table-cell office:value-type="float" office:value="2295.9954658385109" table:formula="of:=[.O37]+[.H38]" table:style-name="ce91">
            <text:p>2295,995466</text:p>
          </table:table-cell>
          <table:table-cell office:value-type="float" office:value="15.995465838510881" table:formula="of:=[.O38]-[.N38]" table:style-name="ce99">
            <text:p>16,00</text:p>
          </table:table-cell>
          <table:table-cell table:style-name="ce93"/>
          <table:table-cell table:style-name="ce98"/>
          <table:table-cell office:value-type="float" office:value="452.99" table:formula="of:=[.S36]+[.H38]" table:style-name="ce98">
            <text:p>452,99</text:p>
          </table:table-cell>
          <table:table-cell office:value-type="float" office:value="561.06453416149066" table:formula="of:=[.T37]+[.H38]" table:style-name="ce100">
            <text:p>561,06</text:p>
          </table:table-cell>
          <table:table-cell table:number-columns-repeated="16364"/>
        </table:table-row>
        <table:table-row table:style-name="ro2">
          <table:table-cell office:value-type="date" office:date-value="2024-05-13T00:00:00" table:style-name="ce130">
            <text:p>13.May</text:p>
          </table:table-cell>
          <table:table-cell office:value-type="string" table:style-name="ce90">
            <text:p>SAMED ÖDEME</text:p>
          </table:table-cell>
          <table:table-cell office:value-type="float" office:value="100" table:style-name="ce91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38]+[.C39]-[.D39]" table:style-name="ce90">
            <text:p>210</text:p>
          </table:table-cell>
          <table:table-cell office:value-type="float" office:value="26.086956521739129" table:formula="of:=[.E39]/[.I39]" table:style-name="ce92">
            <text:p>26,09</text:p>
          </table:table-cell>
          <table:table-cell table:style-name="ce93"/>
          <table:table-cell office:value-type="float" office:value="12.41" table:style-name="ce94">
            <text:p>12,41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90" table:style-name="ce97">
            <text:p>2290</text:p>
          </table:table-cell>
          <table:table-cell office:value-type="float" office:value="2308.4054658385107" table:formula="of:=[.O38]+[.H39]" table:style-name="ce91">
            <text:p>2308,405466</text:p>
          </table:table-cell>
          <table:table-cell office:value-type="float" office:value="18.405465838510736" table:formula="of:=[.O39]-[.N39]" table:style-name="ce99">
            <text:p>18,41</text:p>
          </table:table-cell>
          <table:table-cell table:style-name="ce93"/>
          <table:table-cell table:style-name="ce98"/>
          <table:table-cell office:value-type="float" office:value="465.40000000000003" table:formula="of:=[.S38]+[.H39]" table:style-name="ce98">
            <text:p>465,40</text:p>
          </table:table-cell>
          <table:table-cell office:value-type="float" office:value="573.47453416149062" table:formula="of:=[.T38]+[.H39]" table:style-name="ce100">
            <text:p>573,47</text:p>
          </table:table-cell>
          <table:table-cell table:number-columns-repeated="16364"/>
        </table:table-row>
        <table:table-row table:style-name="ro2">
          <table:table-cell office:value-type="date" office:date-value="2024-05-20T00:00:00" table:style-name="ce130">
            <text:p>20.May</text:p>
          </table:table-cell>
          <table:table-cell office:value-type="string" table:style-name="ce90">
            <text:p>SAMED ÖDEME</text:p>
          </table:table-cell>
          <table:table-cell office:value-type="float" office:value="155" table:style-name="ce91">
            <text:p>155</text:p>
          </table:table-cell>
          <table:table-cell office:value-type="float" office:value="155" table:style-name="ce91">
            <text:p>155</text:p>
          </table:table-cell>
          <table:table-cell office:value-type="float" office:value="210" table:formula="of:=[.E39]+[.C40]-[.D40]" table:style-name="ce90">
            <text:p>210</text:p>
          </table:table-cell>
          <table:table-cell office:value-type="float" office:value="26.086956521739129" table:formula="of:=[.E40]/[.I40]" table:style-name="ce92">
            <text:p>26,09</text:p>
          </table:table-cell>
          <table:table-cell table:style-name="ce93"/>
          <table:table-cell office:value-type="float" office:value="19.739999999999998" table:style-name="ce94">
            <text:p>19,74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90" table:style-name="ce97">
            <text:p>2290</text:p>
          </table:table-cell>
          <table:table-cell office:value-type="float" office:value="2328.1454658385105" table:formula="of:=[.O39]+[.H40]" table:style-name="ce91">
            <text:p>2328,145466</text:p>
          </table:table-cell>
          <table:table-cell office:value-type="float" office:value="38.145465838510518" table:formula="of:=[.O40]-[.N40]" table:style-name="ce99">
            <text:p>38,15</text:p>
          </table:table-cell>
          <table:table-cell table:style-name="ce93"/>
          <table:table-cell table:style-name="ce98"/>
          <table:table-cell office:value-type="float" office:value="485.14000000000004" table:formula="of:=[.S39]+[.H40]" table:style-name="ce98">
            <text:p>485,14</text:p>
          </table:table-cell>
          <table:table-cell office:value-type="float" office:value="593.21453416149063" table:formula="of:=[.T39]+[.H40]" table:style-name="ce100">
            <text:p>593,21</text:p>
          </table:table-cell>
          <table:table-cell table:number-columns-repeated="16364"/>
        </table:table-row>
        <table:table-row table:style-name="ro2">
          <table:table-cell office:value-type="date" office:date-value="2024-05-30T00:00:00" table:style-name="ce115">
            <text:p>30.05.24</text:p>
          </table:table-cell>
          <table:table-cell office:value-type="string" table:style-name="ce116">
            <text:p>toplanandan ödeme</text:p>
          </table:table-cell>
          <table:table-cell table:style-name="ce117"/>
          <table:table-cell office:value-type="float" office:value="210" table:style-name="ce116">
            <text:p>210</text:p>
          </table:table-cell>
          <table:table-cell office:value-type="float" office:value="0" table:formula="of:=[.E40]+[.C41]-[.D41]" table:style-name="ce116">
            <text:p>0</text:p>
          </table:table-cell>
          <table:table-cell office:value-type="float" office:value="0" table:formula="of:=[.E41]/[.I41]" table:style-name="ce118">
            <text:p>0,00</text:p>
          </table:table-cell>
          <table:table-cell table:style-name="ce119"/>
          <table:table-cell office:value-type="float" office:value="26.086956521739129" table:formula="of:=[.D41]/[.I41]" table:style-name="ce120">
            <text:p>26,09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290" table:style-name="ce125">
            <text:p>2290</text:p>
          </table:table-cell>
          <table:table-cell office:value-type="float" office:value="2302.0585093167715" table:formula="of:=[.O40]-[.H41]" table:style-name="ce126">
            <text:p>2302,058509</text:p>
          </table:table-cell>
          <table:table-cell office:value-type="float" office:value="12.058509316771506" table:formula="of:=[.O41]-[.N41]" table:style-name="ce99">
            <text:p>12,06</text:p>
          </table:table-cell>
          <table:table-cell table:style-name="ce119"/>
          <table:table-cell office:value-type="float" office:value="134.1614906832298" table:formula="of:=[.R37]+[.H41]" table:style-name="ce127">
            <text:p>134,16</text:p>
          </table:table-cell>
          <table:table-cell table:style-name="ce128"/>
          <table:table-cell office:value-type="float" office:value="619.30149068322976" table:formula="of:=[.T40]+[.H41]" table:style-name="ce100">
            <text:p>619,30</text:p>
          </table:table-cell>
          <table:table-cell table:number-columns-repeated="16364"/>
        </table:table-row>
        <table:table-row table:style-name="ro2">
          <table:table-cell office:value-type="date" office:date-value="2024-04-24T00:00:00" table:style-name="ce130">
            <text:p>24.Nis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0" table:formula="of:=[.E41]+[.C42]-[.D42]" table:style-name="ce90">
            <text:p>0</text:p>
          </table:table-cell>
          <table:table-cell office:value-type="float" office:value="0" table:formula="of:=[.E42]/[.I42]" table:style-name="ce92">
            <text:p>0,00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327" table:style-name="ce97">
            <text:p>2327</text:p>
          </table:table-cell>
          <table:table-cell office:value-type="float" office:value="2326.8785093167717" table:formula="of:=[.O41]+[.H42]" table:style-name="ce91">
            <text:p>2326,878509</text:p>
          </table:table-cell>
          <table:table-cell office:value-type="float" office:value="-0.12149068322833045" table:formula="of:=[.O42]-[.N42]" table:style-name="ce99">
            <text:p>-0,12</text:p>
          </table:table-cell>
          <table:table-cell table:style-name="ce93"/>
          <table:table-cell table:style-name="ce98"/>
          <table:table-cell office:value-type="float" office:value="509.96000000000004" table:formula="of:=[.S40]+[.H42]" table:style-name="ce98">
            <text:p>509,96</text:p>
          </table:table-cell>
          <table:table-cell office:value-type="float" office:value="644.12149068322981" table:formula="of:=[.T41]+[.H42]" table:style-name="ce100">
            <text:p>644,12</text:p>
          </table:table-cell>
          <table:table-cell table:number-columns-repeated="16364"/>
        </table:table-row>
        <table:table-row table:style-name="ro2">
          <table:table-cell office:value-type="date" office:date-value="2024-05-13T00:00:00" table:style-name="ce130">
            <text:p>13.May</text:p>
          </table:table-cell>
          <table:table-cell office:value-type="string" table:style-name="ce90">
            <text:p>SAMED ÖDEME</text:p>
          </table:table-cell>
          <table:table-cell office:value-type="float" office:value="195" table:style-name="ce91">
            <text:p>195</text:p>
          </table:table-cell>
          <table:table-cell office:value-type="float" office:value="195" table:style-name="ce91">
            <text:p>195</text:p>
          </table:table-cell>
          <table:table-cell office:value-type="float" office:value="0" table:formula="of:=[.E42]+[.C43]-[.D43]" table:style-name="ce90">
            <text:p>0</text:p>
          </table:table-cell>
          <table:table-cell office:value-type="float" office:value="0" table:formula="of:=[.E43]/[.I43]" table:style-name="ce92">
            <text:p>0,00</text:p>
          </table:table-cell>
          <table:table-cell table:style-name="ce93"/>
          <table:table-cell office:value-type="float" office:value="24.2" table:style-name="ce94">
            <text:p>24,20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327" table:style-name="ce97">
            <text:p>2327</text:p>
          </table:table-cell>
          <table:table-cell office:value-type="float" office:value="2351.0785093167715" table:formula="of:=[.O42]+[.H43]" table:style-name="ce91">
            <text:p>2351,078509</text:p>
          </table:table-cell>
          <table:table-cell office:value-type="float" office:value="24.078509316771488" table:formula="of:=[.O43]-[.N43]" table:style-name="ce99">
            <text:p>24,08</text:p>
          </table:table-cell>
          <table:table-cell table:style-name="ce93"/>
          <table:table-cell table:style-name="ce98"/>
          <table:table-cell office:value-type="float" office:value="534.16000000000008" table:formula="of:=[.S42]+[.H43]" table:style-name="ce98">
            <text:p>534,16</text:p>
          </table:table-cell>
          <table:table-cell office:value-type="float" office:value="668.32149068322985" table:formula="of:=[.T42]+[.H43]" table:style-name="ce100">
            <text:p>668,32</text:p>
          </table:table-cell>
          <table:table-cell table:number-columns-repeated="16364"/>
        </table:table-row>
        <table:table-row table:style-name="ro2">
          <table:table-cell office:value-type="date" office:date-value="2024-05-30T00:00:00" table:style-name="ce101">
            <text:p>30.05.24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140" table:formula="of:=[.E43]+[.C44]-[.D44]" table:style-name="ce103">
            <text:p>140</text:p>
          </table:table-cell>
          <table:table-cell office:value-type="float" office:value="17.391304347826086" table:formula="of:=[.E44]/[.I44]" table:style-name="ce104">
            <text:p>17,39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table:style-name="ce109"/>
          <table:table-cell table:number-columns-repeated="2" table:style-name="ce102"/>
          <table:table-cell office:value-type="float" office:value="2327" table:style-name="ce109">
            <text:p>2327</text:p>
          </table:table-cell>
          <table:table-cell office:value-type="float" office:value="2351.0785093167715" table:formula="of:=[.O43]+[.H44]" table:style-name="ce102">
            <text:p>2351,078509</text:p>
          </table:table-cell>
          <table:table-cell office:value-type="float" office:value="24.078509316771488" table:formula="of:=[.O44]-[.N44]" table:style-name="ce110">
            <text:p>24,08</text:p>
          </table:table-cell>
          <table:table-cell table:style-name="ce105"/>
          <table:table-cell table:style-name="ce111"/>
          <table:table-cell table:style-name="ce112"/>
          <table:table-cell office:value-type="float" office:value="668.32149068322985" table:formula="of:=[.T43]+[.H44]" table:style-name="ce113">
            <text:p>668,32</text:p>
          </table:table-cell>
          <table:table-cell table:number-columns-repeated="16364"/>
        </table:table-row>
        <table:table-row table:style-name="ro2">
          <table:table-cell office:value-type="date" office:date-value="2024-07-03T00:00:00" table:style-name="ce115">
            <text:p>03.07.24</text:p>
          </table:table-cell>
          <table:table-cell office:value-type="string" table:style-name="ce116">
            <text:p>toplanandan ödeme</text:p>
          </table:table-cell>
          <table:table-cell table:style-name="ce117"/>
          <table:table-cell office:value-type="float" office:value="140" table:style-name="ce116">
            <text:p>140</text:p>
          </table:table-cell>
          <table:table-cell office:value-type="float" office:value="0" table:formula="of:=[.E44]+[.C45]-[.D45]" table:style-name="ce116">
            <text:p>0</text:p>
          </table:table-cell>
          <table:table-cell office:value-type="float" office:value="0" table:formula="of:=[.E45]/[.I45]" table:style-name="ce118">
            <text:p>0,00</text:p>
          </table:table-cell>
          <table:table-cell table:style-name="ce119"/>
          <table:table-cell office:value-type="float" office:value="17.391304347826086" table:formula="of:=[.D45]/[.I45]" table:style-name="ce120">
            <text:p>17,39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327" table:style-name="ce125">
            <text:p>2327</text:p>
          </table:table-cell>
          <table:table-cell office:value-type="float" office:value="2333.6872049689455" table:formula="of:=[.O44]-[.H45]" table:style-name="ce126">
            <text:p>2333,687205</text:p>
          </table:table-cell>
          <table:table-cell office:value-type="float" office:value="6.6872049689454798" table:formula="of:=[.O45]-[.N45]" table:style-name="ce99">
            <text:p>6,69</text:p>
          </table:table-cell>
          <table:table-cell table:style-name="ce119"/>
          <table:table-cell office:value-type="float" office:value="151.55279503105589" table:formula="of:=[.R41]+[.H45]" table:style-name="ce127">
            <text:p>151,55</text:p>
          </table:table-cell>
          <table:table-cell table:style-name="ce128"/>
          <table:table-cell office:value-type="float" office:value="685.71279503105598" table:formula="of:=[.T44]+[.H45]" table:style-name="ce100">
            <text:p>685,71</text:p>
          </table:table-cell>
          <table:table-cell table:number-columns-repeated="16364"/>
        </table:table-row>
        <table:table-row table:style-name="ro2">
          <table:table-cell office:value-type="date" office:date-value="2024-05-30T00:00:00" table:style-name="ce101">
            <text:p>30.05.24</text:p>
          </table:table-cell>
          <table:table-cell office:value-type="string" table:style-name="ce102">
            <text:p>hesap sıfrla<text:s/></text:p>
          </table:table-cell>
          <table:table-cell office:value-type="float" office:value="53.85" table:style-name="ce102">
            <text:p>53,85</text:p>
          </table:table-cell>
          <table:table-cell table:style-name="ce102"/>
          <table:table-cell office:value-type="float" office:value="53.85" table:formula="of:=[.E45]+[.C46]-[.D46]" table:style-name="ce103">
            <text:p>53,85</text:p>
          </table:table-cell>
          <table:table-cell office:value-type="float" office:value="6.6894409937888195" table:formula="of:=[.E46]/[.I46]" table:style-name="ce104">
            <text:p>6,69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table:style-name="ce109"/>
          <table:table-cell table:number-columns-repeated="2" table:style-name="ce102"/>
          <table:table-cell office:value-type="float" office:value="2327" table:style-name="ce109">
            <text:p>2327</text:p>
          </table:table-cell>
          <table:table-cell office:value-type="float" office:value="2333.6872049689455" table:formula="of:=[.O45]+[.H46]" table:style-name="ce102">
            <text:p>2333,687205</text:p>
          </table:table-cell>
          <table:table-cell office:value-type="float" office:value="6.6872049689454798" table:formula="of:=[.O46]-[.N46]" table:style-name="ce110">
            <text:p>6,69</text:p>
          </table:table-cell>
          <table:table-cell table:style-name="ce105"/>
          <table:table-cell table:style-name="ce111"/>
          <table:table-cell table:style-name="ce112"/>
          <table:table-cell office:value-type="float" office:value="685.71279503105598" table:formula="of:=[.T45]+[.H46]" table:style-name="ce113">
            <text:p>685,71</text:p>
          </table:table-cell>
          <table:table-cell table:number-columns-repeated="16364"/>
        </table:table-row>
        <table:table-row table:style-name="ro2">
          <table:table-cell office:value-type="date" office:date-value="2024-07-03T00:00:00" table:style-name="ce115">
            <text:p>03.07.24</text:p>
          </table:table-cell>
          <table:table-cell office:value-type="string" table:style-name="ce116">
            <text:p>ben ödedim hesap sıfırlama</text:p>
          </table:table-cell>
          <table:table-cell table:style-name="ce117"/>
          <table:table-cell office:value-type="float" office:value="53.85" table:style-name="ce116">
            <text:p>53,85</text:p>
          </table:table-cell>
          <table:table-cell office:value-type="float" office:value="0" table:formula="of:=[.E46]+[.C47]-[.D47]" table:style-name="ce116">
            <text:p>0</text:p>
          </table:table-cell>
          <table:table-cell office:value-type="float" office:value="0" table:formula="of:=[.E47]/[.I47]" table:style-name="ce118">
            <text:p>0,00</text:p>
          </table:table-cell>
          <table:table-cell table:style-name="ce119"/>
          <table:table-cell office:value-type="float" office:value="6.6894409937888195" table:formula="of:=[.D47]/[.I47]" table:style-name="ce120">
            <text:p>6,69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327" table:style-name="ce125">
            <text:p>2327</text:p>
          </table:table-cell>
          <table:table-cell office:value-type="float" office:value="2326.9977639751569" table:formula="of:=[.O45]-[.H47]" table:style-name="ce126">
            <text:p>2326,997764</text:p>
          </table:table-cell>
          <table:table-cell office:value-type="float" office:value="-2.2360248431141372E-3" table:formula="of:=[.O47]-[.N47]" table:style-name="ce99">
            <text:p>0,00</text:p>
          </table:table-cell>
          <table:table-cell table:style-name="ce119"/>
          <table:table-cell office:value-type="float" office:value="6.6894409937888195" table:formula="of:=[.R42]+[.H47]" table:style-name="ce127">
            <text:p>6,69</text:p>
          </table:table-cell>
          <table:table-cell table:style-name="ce128"/>
          <table:table-cell office:value-type="float" office:value="692.4022360248448" table:formula="of:=[.T45]+[.H47]" table:style-name="ce100">
            <text:p>692,40</text:p>
          </table:table-cell>
          <table:table-cell table:number-columns-repeated="16364"/>
        </table:table-row>
        <table:table-row table:number-rows-repeated="1048529" table:style-name="ro2">
          <table:table-cell table:number-columns-repeated="16384"/>
        </table:table-row>
      </table:table>
      <table:table table:name="SU_HESABI_2023" table:style-name="ta2">
        <table:table-column table:style-name="co18" table:default-cell-style-name="ce47"/>
        <table:table-column table:style-name="co19" table:default-cell-style-name="ce1"/>
        <table:table-column table:style-name="co20" table:default-cell-style-name="ce7"/>
        <table:table-column table:style-name="co3" table:default-cell-style-name="ce7"/>
        <table:table-column table:style-name="co21" table:default-cell-style-name="ce8"/>
        <table:table-column table:style-name="co22" table:default-cell-style-name="ce7"/>
        <table:table-column table:style-name="co23" table:default-cell-style-name="ce7"/>
        <table:table-column table:style-name="co24" table:default-cell-style-name="ce9"/>
        <table:table-column table:style-name="co12" table:default-cell-style-name="ce51"/>
        <table:table-column table:style-name="co25" table:default-cell-style-name="ce51"/>
        <table:table-column table:style-name="co26" table:default-cell-style-name="ce52"/>
        <table:table-column table:style-name="co18" table:default-cell-style-name="ce7"/>
        <table:table-column table:style-name="co23" table:default-cell-style-name="ce7"/>
        <table:table-column table:style-name="co27" table:default-cell-style-name="ce52"/>
        <table:table-column table:style-name="co28" table:default-cell-style-name="ce7"/>
        <table:table-column table:style-name="co11" table:default-cell-style-name="ce11"/>
        <table:table-column table:style-name="co29" table:default-cell-style-name="ce11"/>
        <table:table-column table:style-name="co30" table:default-cell-style-name="ce63"/>
        <table:table-column table:style-name="co31" table:number-columns-repeated="2" table:default-cell-style-name="ce63"/>
        <table:table-column table:style-name="co32" table:number-columns-repeated="1004" table:default-cell-style-name="ce1"/>
        <table:table-column table:style-name="co1" table:number-columns-repeated="15360" table:default-cell-style-name="ce1"/>
        <table:table-row table:style-name="ro6">
          <table:table-cell table:style-name="ce135"/>
          <table:table-cell office:value-type="string" table:style-name="ce136">
            <text:p>2022-2023 SU SAYAÇ HESABI</text:p>
          </table:table-cell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52"/>
          <table:table-cell table:number-columns-repeated="2" table:style-name="ce7"/>
          <table:table-cell table:style-name="ce9"/>
          <table:table-cell table:style-name="ce7"/>
          <table:table-cell table:number-columns-repeated="2" table:style-name="ce11"/>
          <table:table-cell table:number-columns-repeated="3" table:style-name="ce12"/>
          <table:table-cell table:number-columns-repeated="16364" table:style-name="ce7"/>
        </table:table-row>
        <table:table-row table:style-name="ro4">
          <table:table-cell table:style-name="ce137"/>
          <table:table-cell table:style-name="ce1"/>
          <table:table-cell office:value-type="string" table:number-columns-spanned="4" table:number-rows-spanned="1" table:style-name="ce188">
            <text:p>KASA</text:p>
          </table:table-cell>
          <table:covered-table-cell table:number-columns-repeated="3"/>
          <table:table-cell table:style-name="ce138"/>
          <table:table-cell office:value-type="string" table:number-columns-spanned="2" table:number-rows-spanned="1" table:style-name="ce189">
            <text:p>SU</text:p>
          </table:table-cell>
          <table:covered-table-cell/>
          <table:table-cell table:style-name="ce139"/>
          <table:table-cell office:value-type="string" table:number-columns-spanned="2" table:number-rows-spanned="1" table:style-name="ce190">
            <text:p>ana sayaç</text:p>
          </table:table-cell>
          <table:covered-table-cell/>
          <table:table-cell table:style-name="ce139"/>
          <table:table-cell office:value-type="string" table:number-columns-spanned="3" table:number-rows-spanned="1" table:style-name="ce190">
            <text:p>yıkama</text:p>
          </table:table-cell>
          <table:covered-table-cell table:number-columns-repeated="2"/>
          <table:table-cell table:style-name="ce140"/>
          <table:table-cell office:value-type="string" table:style-name="ce17">
            <text:p>hrcm</text:p>
          </table:table-cell>
          <table:table-cell office:value-type="string" table:style-name="ce18">
            <text:p>hrcm</text:p>
          </table:table-cell>
          <table:table-cell office:value-type="string" table:style-name="ce19">
            <text:p>hrcm</text:p>
          </table:table-cell>
          <table:table-cell table:number-columns-repeated="16364"/>
        </table:table-row>
        <table:table-row table:style-name="ro5">
          <table:table-cell table:style-name="ce137"/>
          <table:table-cell table:style-name="ce1"/>
          <table:table-cell table:style-name="ce141"/>
          <table:table-cell office:value-type="string" table:style-name="ce142">
            <text:p>su</text:p>
          </table:table-cell>
          <table:table-cell office:value-type="string" table:style-name="ce143">
            <text:p>TL</text:p>
          </table:table-cell>
          <table:table-cell table:number-columns-repeated="2" table:style-name="ce138"/>
          <table:table-cell table:style-name="ce52"/>
          <table:table-cell table:style-name="ce7"/>
          <table:table-cell table:style-name="ce144"/>
          <table:table-cell table:style-name="ce52"/>
          <table:table-cell office:value-type="string" table:style-name="ce7">
            <text:p>Kalan</text:p>
          </table:table-cell>
          <table:table-cell table:style-name="ce144"/>
          <table:table-cell table:style-name="ce52"/>
          <table:table-cell office:value-type="string" table:style-name="ce7">
            <text:p>ödenmiş</text:p>
          </table:table-cell>
          <table:table-cell office:value-type="string" table:style-name="ce145">
            <text:p>alck</text:p>
          </table:table-cell>
          <table:table-cell table:style-name="ce11"/>
          <table:table-cell office:value-type="string" table:style-name="ce32">
            <text:p>ortak</text:p>
          </table:table-cell>
          <table:table-cell office:value-type="string" table:style-name="ce33">
            <text:p>yıkama</text:p>
          </table:table-cell>
          <table:table-cell office:value-type="string" table:style-name="ce34">
            <text:p>toplam</text:p>
          </table:table-cell>
          <table:table-cell table:number-columns-repeated="16364"/>
        </table:table-row>
        <table:table-row table:style-name="ro5">
          <table:table-cell table:style-name="ce137"/>
          <table:table-cell table:style-name="ce146"/>
          <table:table-cell office:value-type="string" table:style-name="ce147">
            <text:p>Thslt</text:p>
          </table:table-cell>
          <table:table-cell office:value-type="string" table:style-name="ce148">
            <text:p>Ödm</text:p>
          </table:table-cell>
          <table:table-cell office:value-type="string" table:style-name="ce149">
            <text:p>Bky</text:p>
          </table:table-cell>
          <table:table-cell office:value-type="string" table:style-name="ce150">
            <text:p>Bky</text:p>
          </table:table-cell>
          <table:table-cell table:style-name="ce150"/>
          <table:table-cell office:value-type="string" table:style-name="ce52">
            <text:p>alınan</text:p>
          </table:table-cell>
          <table:table-cell office:value-type="string" table:style-name="ce51">
            <text:p>TON</text:p>
          </table:table-cell>
          <table:table-cell table:style-name="ce151"/>
          <table:table-cell office:value-type="string" table:style-name="ce52">
            <text:p>YAZAR</text:p>
          </table:table-cell>
          <table:table-cell office:value-type="string" table:style-name="ce7">
            <text:p>kredi</text:p>
          </table:table-cell>
          <table:table-cell table:style-name="ce144"/>
          <table:table-cell office:value-type="string" table:style-name="ce52">
            <text:p>YZR</text:p>
          </table:table-cell>
          <table:table-cell office:value-type="string" table:style-name="ce7">
            <text:p>YAZAR</text:p>
          </table:table-cell>
          <table:table-cell office:value-type="string" table:style-name="ce145">
            <text:p>TON</text:p>
          </table:table-cell>
          <table:table-cell table:style-name="ce152"/>
          <table:table-cell office:value-type="string" table:style-name="ce44">
            <text:p>TON</text:p>
          </table:table-cell>
          <table:table-cell office:value-type="string" table:style-name="ce45">
            <text:p>TON</text:p>
          </table:table-cell>
          <table:table-cell office:value-type="string" table:style-name="ce45">
            <text:p>TON</text:p>
          </table:table-cell>
          <table:table-cell table:number-columns-repeated="16364"/>
        </table:table-row>
        <table:table-row table:style-name="ro5">
          <table:table-cell table:style-name="ce153"/>
          <table:table-cell table:style-name="ce154"/>
          <table:table-cell table:style-name="ce155"/>
          <table:table-cell table:style-name="ce7"/>
          <table:table-cell table:style-name="ce8"/>
          <table:table-cell table:style-name="ce156"/>
          <table:table-cell table:style-name="ce157"/>
          <table:table-cell table:style-name="ce52"/>
          <table:table-cell table:style-name="ce51"/>
          <table:table-cell table:style-name="ce151"/>
          <table:table-cell table:style-name="ce52"/>
          <table:table-cell table:style-name="ce7"/>
          <table:table-cell table:style-name="ce144"/>
          <table:table-cell table:style-name="ce52"/>
          <table:table-cell table:style-name="ce7"/>
          <table:table-cell table:number-columns-repeated="2" table:style-name="ce11"/>
          <table:table-cell table:style-name="ce54"/>
          <table:table-cell table:style-name="ce63"/>
          <table:table-cell table:style-name="ce129"/>
          <table:table-cell table:number-columns-repeated="16364"/>
        </table:table-row>
        <table:table-row table:style-name="ro2">
          <table:table-cell office:value-type="float" office:value="2023" table:style-name="ce158">
            <text:p>2023</text:p>
          </table:table-cell>
          <table:table-cell table:style-name="ce154"/>
          <table:table-cell table:style-name="ce155"/>
          <table:table-cell table:style-name="ce7"/>
          <table:table-cell table:style-name="ce8"/>
          <table:table-cell table:style-name="ce156"/>
          <table:table-cell table:style-name="ce157"/>
          <table:table-cell table:style-name="ce52"/>
          <table:table-cell table:style-name="ce51"/>
          <table:table-cell table:style-name="ce151"/>
          <table:table-cell table:style-name="ce52"/>
          <table:table-cell table:style-name="ce7"/>
          <table:table-cell table:style-name="ce144"/>
          <table:table-cell table:style-name="ce52"/>
          <table:table-cell table:style-name="ce7"/>
          <table:table-cell table:number-columns-repeated="2" table:style-name="ce11"/>
          <table:table-cell table:style-name="ce54"/>
          <table:table-cell table:style-name="ce63"/>
          <table:table-cell table:style-name="ce129"/>
          <table:table-cell table:number-columns-repeated="16364"/>
        </table:table-row>
        <table:table-row table:style-name="ro2">
          <table:table-cell office:value-type="date" office:date-value="2023-01-10T00:00:00" table:style-name="ce159">
            <text:p>10.01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60">
            <text:p>140</text:p>
          </table:table-cell>
          <table:table-cell table:style-name="ce102"/>
          <table:table-cell office:value-type="float" office:value="140" table:formula="of:=[.E5]+[.C7]-[.D7]" table:style-name="ce103">
            <text:p>140</text:p>
          </table:table-cell>
          <table:table-cell office:value-type="float" office:value="21.739130434782606" table:formula="of:=[.E7]/[.I7]" table:style-name="ce104">
            <text:p>21,74</text:p>
          </table:table-cell>
          <table:table-cell table:style-name="ce105"/>
          <table:table-cell table:style-name="ce109"/>
          <table:table-cell office:value-type="float" office:value="6.44" table:style-name="ce161">
            <text:p>6,44</text:p>
          </table:table-cell>
          <table:table-cell table:style-name="ce162"/>
          <table:table-cell table:style-name="ce109"/>
          <table:table-cell table:style-name="ce102"/>
          <table:table-cell table:style-name="ce163"/>
          <table:table-cell office:value-type="float" office:value="1834" table:style-name="ce109">
            <text:p>1834</text:p>
          </table:table-cell>
          <table:table-cell office:value-type="float" office:value="1840.18" table:style-name="ce102">
            <text:p>1840,18</text:p>
          </table:table-cell>
          <table:table-cell office:value-type="float" office:value="6.1800000000000637" table:formula="of:=[.O7]-[.N7]" table:style-name="ce105">
            <text:p>6,18</text:p>
          </table:table-cell>
          <table:table-cell table:style-name="ce105"/>
          <table:table-cell table:style-name="ce111"/>
          <table:table-cell table:style-name="ce112"/>
          <table:table-cell table:style-name="ce113"/>
          <table:table-cell table:number-columns-repeated="16364"/>
        </table:table-row>
        <table:table-row table:style-name="ro2">
          <table:table-cell office:value-type="date" office:date-value="2023-01-03T00:00:00" table:style-name="ce164">
            <text:p>03.01</text:p>
          </table:table-cell>
          <table:table-cell office:value-type="string" table:style-name="ce165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140" table:formula="of:=[.E7]+[.C8]-[.D8]" table:style-name="ce90">
            <text:p>140</text:p>
          </table:table-cell>
          <table:table-cell office:value-type="float" office:value="21.739130434782606" table:formula="of:=[.E8]/[.I8]" table:style-name="ce98">
            <text:p>21,74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6.44" table:style-name="ce167">
            <text:p>6,44</text:p>
          </table:table-cell>
          <table:table-cell table:style-name="ce168"/>
          <table:table-cell office:value-type="float" office:value="1605" table:style-name="ce97">
            <text:p>1605</text:p>
          </table:table-cell>
          <table:table-cell office:value-type="float" office:value="8" table:style-name="ce91">
            <text:p>8</text:p>
          </table:table-cell>
          <table:table-cell table:style-name="ce169"/>
          <table:table-cell office:value-type="float" office:value="1834" table:style-name="ce97">
            <text:p>1834</text:p>
          </table:table-cell>
          <table:table-cell office:value-type="float" office:value="1852.6100000000001" table:formula="of:=[.O7]+[.H8]" table:style-name="ce91">
            <text:p>1852,61</text:p>
          </table:table-cell>
          <table:table-cell office:value-type="float" office:value="18.610000000000127" table:formula="of:=[.O8]-[.N8]" table:style-name="ce93">
            <text:p>18,61</text:p>
          </table:table-cell>
          <table:table-cell table:style-name="ce93"/>
          <table:table-cell table:style-name="ce170"/>
          <table:table-cell office:value-type="float" office:value="12.43" table:formula="of:=[.H8]" table:style-name="ce98">
            <text:p>12,43</text:p>
          </table:table-cell>
          <table:table-cell office:value-type="float" office:value="12.43" table:formula="of:=[.T7]+[.H8]" table:style-name="ce100">
            <text:p>12,43</text:p>
          </table:table-cell>
          <table:table-cell table:number-columns-repeated="16364"/>
        </table:table-row>
        <table:table-row table:style-name="ro2">
          <table:table-cell office:value-type="date" office:date-value="2023-01-03T00:00:00" table:style-name="ce171">
            <text:p>03.01</text:p>
          </table:table-cell>
          <table:table-cell office:value-type="string" table:style-name="ce172">
            <text:p>ortak ödeme</text:p>
          </table:table-cell>
          <table:table-cell table:style-name="ce173"/>
          <table:table-cell office:value-type="float" office:value="210" table:style-name="ce172">
            <text:p>210</text:p>
          </table:table-cell>
          <table:table-cell office:value-type="float" office:value="-70" table:formula="of:=[.E8]+[.C9]-[.D9]" table:style-name="ce172">
            <text:p>-70</text:p>
          </table:table-cell>
          <table:table-cell office:value-type="float" office:value="-10.869565217391303" table:formula="of:=[.E9]/[.I9]" table:style-name="ce128">
            <text:p>-10,87</text:p>
          </table:table-cell>
          <table:table-cell table:style-name="ce174"/>
          <table:table-cell office:value-type="float" office:value="17.079999999999998" table:style-name="ce175">
            <text:p>17,08</text:p>
          </table:table-cell>
          <table:table-cell office:value-type="float" office:value="6.44" table:style-name="ce176">
            <text:p>6,44</text:p>
          </table:table-cell>
          <table:table-cell table:style-name="ce177"/>
          <table:table-cell office:value-type="string" table:style-name="ce178">
            <text:p>yıkamaya ÖDENEN</text:p>
          </table:table-cell>
          <table:table-cell table:style-name="ce172"/>
          <table:table-cell table:style-name="ce179"/>
          <table:table-cell office:value-type="float" office:value="1835" table:style-name="ce125">
            <text:p>1835</text:p>
          </table:table-cell>
          <table:table-cell office:value-type="float" office:value="1835.5300000000002" table:formula="of:=[.O8]-[.H9]" table:style-name="ce126">
            <text:p>1835,53</text:p>
          </table:table-cell>
          <table:table-cell office:value-type="float" office:value="0.53000000000020009" table:formula="of:=[.O9]-[.N9]" table:style-name="ce119">
            <text:p>0,53</text:p>
          </table:table-cell>
          <table:table-cell table:style-name="ce119"/>
          <table:table-cell office:value-type="float" office:value="17.079999999999998" table:formula="of:=[.H9]" table:style-name="ce127">
            <text:p>17,08</text:p>
          </table:table-cell>
          <table:table-cell table:style-name="ce128"/>
          <table:table-cell office:value-type="float" office:value="29.509999999999998" table:formula="of:=[.T8]+[.H9]" table:style-name="ce174">
            <text:p>29,51</text:p>
          </table:table-cell>
          <table:table-cell table:number-columns-repeated="16364"/>
        </table:table-row>
        <table:table-row table:style-name="ro2">
          <table:table-cell office:value-type="date" office:date-value="2023-01-30T00:00:00" table:style-name="ce164">
            <text:p>30.01</text:p>
          </table:table-cell>
          <table:table-cell office:value-type="string" table:style-name="ce165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9]+[.C10]-[.D10]" table:style-name="ce90">
            <text:p>-70</text:p>
          </table:table-cell>
          <table:table-cell office:value-type="float" office:value="-8.7010000000000005" table:formula="of:=[.E10]/[.I10]" table:style-name="ce98">
            <text:p>-8,7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0]/[.H10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835" table:style-name="ce97">
            <text:p>1835</text:p>
          </table:table-cell>
          <table:table-cell office:value-type="float" office:value="1847.9600000000003" table:formula="of:=[.O9]+[.H10]" table:style-name="ce91">
            <text:p>1847,96</text:p>
          </table:table-cell>
          <table:table-cell office:value-type="float" office:value="12.960000000000264" table:formula="of:=[.O10]-[.N10]" table:style-name="ce93">
            <text:p>12,96</text:p>
          </table:table-cell>
          <table:table-cell table:style-name="ce93"/>
          <table:table-cell table:style-name="ce170"/>
          <table:table-cell office:value-type="float" office:value="24.86" table:formula="of:=[.S8]+[.H10]" table:style-name="ce98">
            <text:p>24,86</text:p>
          </table:table-cell>
          <table:table-cell office:value-type="float" office:value="41.94" table:formula="of:=[.T9]+[.H10]" table:style-name="ce100">
            <text:p>41,94</text:p>
          </table:table-cell>
          <table:table-cell table:number-columns-repeated="16364"/>
        </table:table-row>
        <table:table-row table:style-name="ro2">
          <table:table-cell office:value-type="date" office:date-value="2023-02-10T00:00:00" table:style-name="ce164">
            <text:p>10.02</text:p>
          </table:table-cell>
          <table:table-cell office:value-type="string" table:style-name="ce165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10]+[.C11]-[.D11]" table:style-name="ce90">
            <text:p>-70</text:p>
          </table:table-cell>
          <table:table-cell office:value-type="float" office:value="-8.7010000000000005" table:formula="of:=[.E11]/[.I11]" table:style-name="ce98">
            <text:p>-8,7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1]/[.H11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835" table:style-name="ce97">
            <text:p>1835</text:p>
          </table:table-cell>
          <table:table-cell office:value-type="float" office:value="1860.3900000000003" table:formula="of:=[.O10]+[.H11]" table:style-name="ce91">
            <text:p>1860,39</text:p>
          </table:table-cell>
          <table:table-cell office:value-type="float" office:value="25.390000000000327" table:formula="of:=[.O11]-[.N11]" table:style-name="ce93">
            <text:p>25,39</text:p>
          </table:table-cell>
          <table:table-cell table:style-name="ce93"/>
          <table:table-cell table:style-name="ce170"/>
          <table:table-cell office:value-type="float" office:value="37.29" table:formula="of:=[.S10]+[.H11]" table:style-name="ce98">
            <text:p>37,29</text:p>
          </table:table-cell>
          <table:table-cell office:value-type="float" office:value="54.37" table:formula="of:=[.T10]+[.H11]" table:style-name="ce100">
            <text:p>54,37</text:p>
          </table:table-cell>
          <table:table-cell table:number-columns-repeated="16364"/>
        </table:table-row>
        <table:table-row table:style-name="ro2">
          <table:table-cell office:value-type="date" office:date-value="2023-02-20T00:00:00" table:style-name="ce164">
            <text:p>20.02</text:p>
          </table:table-cell>
          <table:table-cell office:value-type="string" table:style-name="ce165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11]+[.C12]-[.D12]" table:style-name="ce90">
            <text:p>-70</text:p>
          </table:table-cell>
          <table:table-cell office:value-type="float" office:value="-8.7010000000000005" table:formula="of:=[.E12]/[.I12]" table:style-name="ce98">
            <text:p>-8,7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2]/[.H12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835" table:style-name="ce97">
            <text:p>1835</text:p>
          </table:table-cell>
          <table:table-cell office:value-type="float" office:value="1872.8200000000004" table:formula="of:=[.O11]+[.H12]" table:style-name="ce91">
            <text:p>1872,82</text:p>
          </table:table-cell>
          <table:table-cell office:value-type="float" office:value="37.820000000000391" table:formula="of:=[.O12]-[.N12]" table:style-name="ce93">
            <text:p>37,82</text:p>
          </table:table-cell>
          <table:table-cell table:style-name="ce93"/>
          <table:table-cell table:style-name="ce170"/>
          <table:table-cell office:value-type="float" office:value="49.72" table:formula="of:=[.S11]+[.H12]" table:style-name="ce98">
            <text:p>49,72</text:p>
          </table:table-cell>
          <table:table-cell office:value-type="float" office:value="66.8" table:formula="of:=[.T11]+[.H12]" table:style-name="ce100">
            <text:p>66,80</text:p>
          </table:table-cell>
          <table:table-cell table:number-columns-repeated="16364"/>
        </table:table-row>
        <table:table-row table:style-name="ro2">
          <table:table-cell office:value-type="date" office:date-value="2023-02-27T00:00:00" table:style-name="ce164">
            <text:p>27.02</text:p>
          </table:table-cell>
          <table:table-cell office:value-type="string" table:style-name="ce165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12]+[.C13]-[.D13]" table:style-name="ce90">
            <text:p>-70</text:p>
          </table:table-cell>
          <table:table-cell office:value-type="float" office:value="-8.7010000000000005" table:formula="of:=[.E13]/[.I13]" table:style-name="ce98">
            <text:p>-8,7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3]/[.H13]" table:style-name="ce167">
            <text:p>8,05</text:p>
          </table:table-cell>
          <table:table-cell table:style-name="ce168"/>
          <table:table-cell office:value-type="float" office:value="1676" table:style-name="ce97">
            <text:p>1676</text:p>
          </table:table-cell>
          <table:table-cell table:style-name="ce91"/>
          <table:table-cell table:style-name="ce169"/>
          <table:table-cell office:value-type="float" office:value="1867" table:style-name="ce97">
            <text:p>1867</text:p>
          </table:table-cell>
          <table:table-cell office:value-type="float" office:value="1885.2500000000005" table:formula="of:=[.O12]+[.H13]" table:style-name="ce91">
            <text:p>1885,25</text:p>
          </table:table-cell>
          <table:table-cell office:value-type="float" office:value="18.250000000000455" table:formula="of:=[.O13]-[.N13]" table:style-name="ce93">
            <text:p>18,25</text:p>
          </table:table-cell>
          <table:table-cell table:style-name="ce93"/>
          <table:table-cell table:style-name="ce170"/>
          <table:table-cell office:value-type="float" office:value="62.15" table:formula="of:=[.S12]+[.H13]" table:style-name="ce98">
            <text:p>62,15</text:p>
          </table:table-cell>
          <table:table-cell office:value-type="float" office:value="79.22999999999999" table:formula="of:=[.T12]+[.H13]" table:style-name="ce100">
            <text:p>79,23</text:p>
          </table:table-cell>
          <table:table-cell table:number-columns-repeated="16364"/>
        </table:table-row>
        <table:table-row table:style-name="ro2">
          <table:table-cell office:value-type="date" office:date-value="2023-03-05T00:00:00" table:style-name="ce159">
            <text:p>05.03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60">
            <text:p>140</text:p>
          </table:table-cell>
          <table:table-cell table:style-name="ce102"/>
          <table:table-cell office:value-type="float" office:value="70" table:formula="of:=[.E13]+[.C14]-[.D14]" table:style-name="ce103">
            <text:p>70</text:p>
          </table:table-cell>
          <table:table-cell table:style-name="ce112"/>
          <table:table-cell table:style-name="ce113"/>
          <table:table-cell table:style-name="ce109"/>
          <table:table-cell table:style-name="ce161"/>
          <table:table-cell table:style-name="ce162"/>
          <table:table-cell table:style-name="ce109"/>
          <table:table-cell table:style-name="ce102"/>
          <table:table-cell table:style-name="ce163"/>
          <table:table-cell office:value-type="float" office:value="1868" table:style-name="ce109">
            <text:p>1868</text:p>
          </table:table-cell>
          <table:table-cell office:value-type="float" office:value="1885.2500000000005" table:formula="of:=[.O13]+[.H14]" table:style-name="ce102">
            <text:p>1885,25</text:p>
          </table:table-cell>
          <table:table-cell office:value-type="float" office:value="17.250000000000455" table:formula="of:=[.O14]-[.N14]" table:style-name="ce105">
            <text:p>17,25</text:p>
          </table:table-cell>
          <table:table-cell table:style-name="ce105"/>
          <table:table-cell table:style-name="ce111"/>
          <table:table-cell table:style-name="ce112"/>
          <table:table-cell office:value-type="float" office:value="79.22999999999999" table:formula="of:=[.T13]+[.H14]" table:style-name="ce113">
            <text:p>79,23</text:p>
          </table:table-cell>
          <table:table-cell table:number-columns-repeated="16364"/>
        </table:table-row>
        <table:table-row table:style-name="ro2">
          <table:table-cell office:value-type="date" office:date-value="2023-04-05T00:00:00" table:style-name="ce159">
            <text:p>05.04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60">
            <text:p>140</text:p>
          </table:table-cell>
          <table:table-cell table:style-name="ce102"/>
          <table:table-cell office:value-type="float" office:value="210" table:formula="of:=[.E14]+[.C15]-[.D15]" table:style-name="ce103">
            <text:p>210</text:p>
          </table:table-cell>
          <table:table-cell table:style-name="ce112"/>
          <table:table-cell table:style-name="ce113"/>
          <table:table-cell table:style-name="ce109"/>
          <table:table-cell table:style-name="ce161"/>
          <table:table-cell table:style-name="ce162"/>
          <table:table-cell table:style-name="ce109"/>
          <table:table-cell table:style-name="ce102"/>
          <table:table-cell table:style-name="ce163"/>
          <table:table-cell office:value-type="float" office:value="1868" table:style-name="ce109">
            <text:p>1868</text:p>
          </table:table-cell>
          <table:table-cell office:value-type="float" office:value="1885.2500000000005" table:formula="of:=[.O14]+[.H15]" table:style-name="ce102">
            <text:p>1885,25</text:p>
          </table:table-cell>
          <table:table-cell office:value-type="float" office:value="17.250000000000455" table:formula="of:=[.O15]-[.N15]" table:style-name="ce105">
            <text:p>17,25</text:p>
          </table:table-cell>
          <table:table-cell table:style-name="ce105"/>
          <table:table-cell table:style-name="ce111"/>
          <table:table-cell table:style-name="ce112"/>
          <table:table-cell office:value-type="float" office:value="79.22999999999999" table:formula="of:=[.T14]+[.H15]" table:style-name="ce113">
            <text:p>79,23</text:p>
          </table:table-cell>
          <table:table-cell table:number-columns-repeated="16364"/>
        </table:table-row>
        <table:table-row table:style-name="ro2">
          <table:table-cell office:value-type="date" office:date-value="2023-03-17T00:00:00" table:style-name="ce164">
            <text:p>17.03</text:p>
          </table:table-cell>
          <table:table-cell office:value-type="string" table:style-name="ce165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5]+[.C16]-[.D16]" table:style-name="ce90">
            <text:p>210</text:p>
          </table:table-cell>
          <table:table-cell office:value-type="float" office:value="26.103000000000002" table:formula="of:=[.E16]/[.I16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6]/[.H16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890" table:style-name="ce97">
            <text:p>1890</text:p>
          </table:table-cell>
          <table:table-cell office:value-type="float" office:value="1897.6800000000005" table:formula="of:=[.O15]+[.H16]" table:style-name="ce91">
            <text:p>1897,68</text:p>
          </table:table-cell>
          <table:table-cell office:value-type="float" office:value="7.6800000000005184" table:formula="of:=[.O16]-[.N16]" table:style-name="ce93">
            <text:p>7,68</text:p>
          </table:table-cell>
          <table:table-cell table:style-name="ce93"/>
          <table:table-cell table:style-name="ce170"/>
          <table:table-cell office:value-type="float" office:value="74.58" table:formula="of:=[.S13]+[.H16]" table:style-name="ce98">
            <text:p>74,58</text:p>
          </table:table-cell>
          <table:table-cell office:value-type="float" office:value="91.66" table:formula="of:=[.T15]+[.H16]" table:style-name="ce100">
            <text:p>91,66</text:p>
          </table:table-cell>
          <table:table-cell table:number-columns-repeated="16364"/>
        </table:table-row>
        <table:table-row table:style-name="ro2">
          <table:table-cell office:value-type="date" office:date-value="2023-03-28T00:00:00" table:style-name="ce164">
            <text:p>28.03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6]+[.C17]-[.D17]" table:style-name="ce90">
            <text:p>210</text:p>
          </table:table-cell>
          <table:table-cell office:value-type="float" office:value="26.103000000000002" table:formula="of:=[.E17]/[.I17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7]/[.H17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890" table:style-name="ce97">
            <text:p>1890</text:p>
          </table:table-cell>
          <table:table-cell office:value-type="float" office:value="1910.1100000000006" table:formula="of:=[.O16]+[.H17]" table:style-name="ce91">
            <text:p>1910,11</text:p>
          </table:table-cell>
          <table:table-cell office:value-type="float" office:value="20.110000000000582" table:formula="of:=[.O17]-[.N17]" table:style-name="ce93">
            <text:p>20,11</text:p>
          </table:table-cell>
          <table:table-cell table:style-name="ce93"/>
          <table:table-cell table:style-name="ce170"/>
          <table:table-cell office:value-type="float" office:value="87.009999999999991" table:formula="of:=[.S16]+[.H17]" table:style-name="ce98">
            <text:p>87,01</text:p>
          </table:table-cell>
          <table:table-cell office:value-type="float" office:value="104.09" table:formula="of:=[.T16]+[.H17]" table:style-name="ce100">
            <text:p>104,09</text:p>
          </table:table-cell>
          <table:table-cell table:number-columns-repeated="16364"/>
        </table:table-row>
        <table:table-row table:style-name="ro2">
          <table:table-cell office:value-type="date" office:date-value="2023-04-08T00:00:00" table:style-name="ce164">
            <text:p>08.04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7]+[.C18]-[.D18]" table:style-name="ce90">
            <text:p>210</text:p>
          </table:table-cell>
          <table:table-cell office:value-type="float" office:value="26.103000000000002" table:formula="of:=[.E18]/[.I18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8]/[.H18]" table:style-name="ce167">
            <text:p>8,05</text:p>
          </table:table-cell>
          <table:table-cell table:style-name="ce168"/>
          <table:table-cell office:value-type="float" office:value="1722" table:style-name="ce97">
            <text:p>1722</text:p>
          </table:table-cell>
          <table:table-cell table:style-name="ce91"/>
          <table:table-cell table:style-name="ce169"/>
          <table:table-cell office:value-type="float" office:value="1890" table:style-name="ce97">
            <text:p>1890</text:p>
          </table:table-cell>
          <table:table-cell office:value-type="float" office:value="1922.5400000000006" table:formula="of:=[.O17]+[.H18]" table:style-name="ce91">
            <text:p>1922,54</text:p>
          </table:table-cell>
          <table:table-cell office:value-type="float" office:value="32.540000000000646" table:formula="of:=[.O18]-[.N18]" table:style-name="ce93">
            <text:p>32,54</text:p>
          </table:table-cell>
          <table:table-cell table:style-name="ce93"/>
          <table:table-cell table:style-name="ce170"/>
          <table:table-cell office:value-type="float" office:value="99.44" table:formula="of:=[.S17]+[.H18]" table:style-name="ce98">
            <text:p>99,44</text:p>
          </table:table-cell>
          <table:table-cell office:value-type="float" office:value="116.52000000000001" table:formula="of:=[.T17]+[.H18]" table:style-name="ce100">
            <text:p>116,52</text:p>
          </table:table-cell>
          <table:table-cell table:number-columns-repeated="16364"/>
        </table:table-row>
        <table:table-row table:style-name="ro2">
          <table:table-cell office:value-type="date" office:date-value="2023-04-17T00:00:00" table:style-name="ce164">
            <text:p>17.04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8]+[.C19]-[.D19]" table:style-name="ce90">
            <text:p>210</text:p>
          </table:table-cell>
          <table:table-cell office:value-type="float" office:value="26.103000000000002" table:formula="of:=[.E19]/[.I19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9]/[.H19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890" table:style-name="ce97">
            <text:p>1890</text:p>
          </table:table-cell>
          <table:table-cell office:value-type="float" office:value="1934.9700000000007" table:formula="of:=[.O18]+[.H19]" table:style-name="ce91">
            <text:p>1934,97</text:p>
          </table:table-cell>
          <table:table-cell office:value-type="float" office:value="44.970000000000709" table:formula="of:=[.O19]-[.N19]" table:style-name="ce93">
            <text:p>44,97</text:p>
          </table:table-cell>
          <table:table-cell table:style-name="ce93"/>
          <table:table-cell table:style-name="ce170"/>
          <table:table-cell office:value-type="float" office:value="111.87" table:formula="of:=[.S18]+[.H19]" table:style-name="ce98">
            <text:p>111,87</text:p>
          </table:table-cell>
          <table:table-cell office:value-type="float" office:value="128.95000000000002" table:formula="of:=[.T18]+[.H19]" table:style-name="ce100">
            <text:p>128,95</text:p>
          </table:table-cell>
          <table:table-cell table:number-columns-repeated="16364"/>
        </table:table-row>
        <table:table-row table:style-name="ro2">
          <table:table-cell office:value-type="date" office:date-value="2023-04-27T00:00:00" table:style-name="ce164">
            <text:p>27.04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9]+[.C20]-[.D20]" table:style-name="ce90">
            <text:p>210</text:p>
          </table:table-cell>
          <table:table-cell office:value-type="float" office:value="26.103000000000002" table:formula="of:=[.E20]/[.I20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20]/[.H20]" table:style-name="ce167">
            <text:p>8,05</text:p>
          </table:table-cell>
          <table:table-cell table:style-name="ce168"/>
          <table:table-cell office:value-type="float" office:value="1751" table:style-name="ce97">
            <text:p>1751</text:p>
          </table:table-cell>
          <table:table-cell table:style-name="ce91"/>
          <table:table-cell table:style-name="ce169"/>
          <table:table-cell office:value-type="float" office:value="1905" table:style-name="ce97">
            <text:p>1905</text:p>
          </table:table-cell>
          <table:table-cell office:value-type="float" office:value="1947.4000000000008" table:formula="of:=[.O19]+[.H20]" table:style-name="ce91">
            <text:p>1947,4</text:p>
          </table:table-cell>
          <table:table-cell office:value-type="float" office:value="42.400000000000773" table:formula="of:=[.O20]-[.N20]" table:style-name="ce93">
            <text:p>42,40</text:p>
          </table:table-cell>
          <table:table-cell table:style-name="ce93"/>
          <table:table-cell table:style-name="ce170"/>
          <table:table-cell office:value-type="float" office:value="124.30000000000001" table:formula="of:=[.S19]+[.H20]" table:style-name="ce98">
            <text:p>124,30</text:p>
          </table:table-cell>
          <table:table-cell office:value-type="float" office:value="141.38000000000002" table:formula="of:=[.T19]+[.H20]" table:style-name="ce100">
            <text:p>141,38</text:p>
          </table:table-cell>
          <table:table-cell table:number-columns-repeated="16364"/>
        </table:table-row>
        <table:table-row table:style-name="ro2">
          <table:table-cell office:value-type="date" office:date-value="2023-05-05T00:00:00" table:style-name="ce159">
            <text:p>05.05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60">
            <text:p>140</text:p>
          </table:table-cell>
          <table:table-cell table:style-name="ce102"/>
          <table:table-cell office:value-type="float" office:value="350" table:formula="of:=[.E20]+[.C21]-[.D21]" table:style-name="ce103">
            <text:p>350</text:p>
          </table:table-cell>
          <table:table-cell table:style-name="ce112"/>
          <table:table-cell table:style-name="ce113"/>
          <table:table-cell table:style-name="ce180"/>
          <table:table-cell table:style-name="ce161"/>
          <table:table-cell table:style-name="ce162"/>
          <table:table-cell table:style-name="ce109"/>
          <table:table-cell table:style-name="ce102"/>
          <table:table-cell table:style-name="ce163"/>
          <table:table-cell office:value-type="float" office:value="1905" table:style-name="ce109">
            <text:p>1905</text:p>
          </table:table-cell>
          <table:table-cell office:value-type="float" office:value="1947.4000000000008" table:formula="of:=[.O20]+[.H21]" table:style-name="ce102">
            <text:p>1947,4</text:p>
          </table:table-cell>
          <table:table-cell office:value-type="float" office:value="42.400000000000773" table:formula="of:=[.O21]-[.N21]" table:style-name="ce105">
            <text:p>42,40</text:p>
          </table:table-cell>
          <table:table-cell table:style-name="ce105"/>
          <table:table-cell table:style-name="ce111"/>
          <table:table-cell table:style-name="ce112"/>
          <table:table-cell office:value-type="float" office:value="141.38000000000002" table:formula="of:=[.T20]+[.H21]" table:style-name="ce113">
            <text:p>141,38</text:p>
          </table:table-cell>
          <table:table-cell table:number-columns-repeated="16364"/>
        </table:table-row>
        <table:table-row table:style-name="ro2">
          <table:table-cell office:value-type="date" office:date-value="2023-05-15T00:00:00" table:style-name="ce181">
            <text:p>15.05</text:p>
          </table:table-cell>
          <table:table-cell office:value-type="string" table:style-name="ce116">
            <text:p>ortak ödeme</text:p>
          </table:table-cell>
          <table:table-cell table:style-name="ce117"/>
          <table:table-cell office:value-type="float" office:value="200" table:style-name="ce116">
            <text:p>200</text:p>
          </table:table-cell>
          <table:table-cell office:value-type="float" office:value="150" table:formula="of:=[.E21]+[.C22]-[.D22]" table:style-name="ce116">
            <text:p>150</text:p>
          </table:table-cell>
          <table:table-cell office:value-type="float" office:value="18.633540372670804" table:formula="of:=[.E22]/[.I22]" table:style-name="ce118">
            <text:p>18,63</text:p>
          </table:table-cell>
          <table:table-cell table:style-name="ce119"/>
          <table:table-cell office:value-type="float" office:value="24.84" table:style-name="ce182">
            <text:p>24,84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1905" table:style-name="ce125">
            <text:p>1905</text:p>
          </table:table-cell>
          <table:table-cell office:value-type="float" office:value="1922.5600000000009" table:formula="of:=[.O21]-[.H22]" table:style-name="ce126">
            <text:p>1922,56</text:p>
          </table:table-cell>
          <table:table-cell office:value-type="float" office:value="17.560000000000855" table:formula="of:=[.O22]-[.N22]" table:style-name="ce119">
            <text:p>17,56</text:p>
          </table:table-cell>
          <table:table-cell table:style-name="ce119"/>
          <table:table-cell office:value-type="float" office:value="41.92" table:formula="of:=[.R9]+[.H22]" table:style-name="ce127">
            <text:p>41,92</text:p>
          </table:table-cell>
          <table:table-cell table:style-name="ce128"/>
          <table:table-cell office:value-type="float" office:value="166.22000000000003" table:formula="of:=[.T21]+[.H22]" table:style-name="ce129">
            <text:p>166,22</text:p>
          </table:table-cell>
          <table:table-cell table:number-columns-repeated="16364"/>
        </table:table-row>
        <table:table-row table:style-name="ro2">
          <table:table-cell office:value-type="date" office:date-value="2023-05-05T00:00:00" table:style-name="ce164">
            <text:p>05.05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150" table:formula="of:=[.E22]+[.C23]-[.D23]" table:style-name="ce90">
            <text:p>150</text:p>
          </table:table-cell>
          <table:table-cell office:value-type="float" office:value="18.645" table:formula="of:=[.E23]/[.I23]" table:style-name="ce98">
            <text:p>18,65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23]/[.H23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911" table:style-name="ce97">
            <text:p>1911</text:p>
          </table:table-cell>
          <table:table-cell office:value-type="float" office:value="1934.9900000000009" table:formula="of:=[.O22]+[.H23]" table:style-name="ce91">
            <text:p>1934,99</text:p>
          </table:table-cell>
          <table:table-cell office:value-type="float" office:value="23.990000000000919" table:formula="of:=[.O23]-[.N23]" table:style-name="ce93">
            <text:p>23,99</text:p>
          </table:table-cell>
          <table:table-cell table:style-name="ce93"/>
          <table:table-cell table:style-name="ce170"/>
          <table:table-cell office:value-type="float" office:value="136.73000000000002" table:formula="of:=[.S20]+[.H23]" table:style-name="ce98">
            <text:p>136,73</text:p>
          </table:table-cell>
          <table:table-cell office:value-type="float" office:value="178.65000000000003" table:formula="of:=[.T22]+[.H23]" table:style-name="ce100">
            <text:p>178,65</text:p>
          </table:table-cell>
          <table:table-cell table:number-columns-repeated="16364"/>
        </table:table-row>
        <table:table-row table:style-name="ro2">
          <table:table-cell office:value-type="date" office:date-value="2023-05-15T00:00:00" table:style-name="ce181">
            <text:p>15.05</text:p>
          </table:table-cell>
          <table:table-cell office:value-type="string" table:style-name="ce116">
            <text:p>ortak ödeme</text:p>
          </table:table-cell>
          <table:table-cell table:style-name="ce117"/>
          <table:table-cell office:value-type="float" office:value="100" table:style-name="ce116">
            <text:p>100</text:p>
          </table:table-cell>
          <table:table-cell office:value-type="float" office:value="50" table:formula="of:=[.E23]+[.C24]-[.D24]" table:style-name="ce116">
            <text:p>50</text:p>
          </table:table-cell>
          <table:table-cell office:value-type="float" office:value="6.2111801242236018" table:formula="of:=[.E24]/[.I24]" table:style-name="ce118">
            <text:p>6,21</text:p>
          </table:table-cell>
          <table:table-cell table:style-name="ce119"/>
          <table:table-cell office:value-type="float" office:value="12.43" table:style-name="ce182">
            <text:p>12,43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1911" table:style-name="ce125">
            <text:p>1911</text:p>
          </table:table-cell>
          <table:table-cell office:value-type="float" office:value="1922.5600000000009" table:formula="of:=[.O23]-[.H24]" table:style-name="ce126">
            <text:p>1922,56</text:p>
          </table:table-cell>
          <table:table-cell office:value-type="float" office:value="11.560000000000855" table:formula="of:=[.O24]-[.N24]" table:style-name="ce119">
            <text:p>11,56</text:p>
          </table:table-cell>
          <table:table-cell table:style-name="ce119"/>
          <table:table-cell office:value-type="float" office:value="54.35" table:formula="of:=[.R22]+[.H24]" table:style-name="ce127">
            <text:p>54,35</text:p>
          </table:table-cell>
          <table:table-cell table:style-name="ce128"/>
          <table:table-cell office:value-type="float" office:value="191.08000000000004" table:formula="of:=[.T23]+[.H24]" table:style-name="ce129">
            <text:p>191,08</text:p>
          </table:table-cell>
          <table:table-cell table:number-columns-repeated="16364"/>
        </table:table-row>
        <table:table-row table:style-name="ro2">
          <table:table-cell office:value-type="date" office:date-value="2023-05-15T00:00:00" table:style-name="ce181">
            <text:p>15.05</text:p>
          </table:table-cell>
          <table:table-cell office:value-type="string" table:style-name="ce116">
            <text:p>ortak ödeme</text:p>
          </table:table-cell>
          <table:table-cell table:style-name="ce117"/>
          <table:table-cell office:value-type="float" office:value="50" table:style-name="ce116">
            <text:p>50</text:p>
          </table:table-cell>
          <table:table-cell office:value-type="float" office:value="0" table:formula="of:=[.E24]+[.C25]-[.D25]" table:style-name="ce116">
            <text:p>0</text:p>
          </table:table-cell>
          <table:table-cell office:value-type="float" office:value="0" table:formula="of:=[.E25]/[.I25]" table:style-name="ce118">
            <text:p>0,00</text:p>
          </table:table-cell>
          <table:table-cell table:style-name="ce119"/>
          <table:table-cell office:value-type="float" office:value="6.21" table:style-name="ce182">
            <text:p>6,21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1911" table:style-name="ce125">
            <text:p>1911</text:p>
          </table:table-cell>
          <table:table-cell office:value-type="float" office:value="1916.3500000000008" table:formula="of:=[.O24]-[.H25]" table:style-name="ce126">
            <text:p>1916,35</text:p>
          </table:table-cell>
          <table:table-cell office:value-type="float" office:value="5.3500000000008185" table:formula="of:=[.O25]-[.N25]" table:style-name="ce119">
            <text:p>5,35</text:p>
          </table:table-cell>
          <table:table-cell table:style-name="ce119"/>
          <table:table-cell office:value-type="float" office:value="60.56" table:formula="of:=[.R24]+[.H25]" table:style-name="ce127">
            <text:p>60,56</text:p>
          </table:table-cell>
          <table:table-cell table:style-name="ce128"/>
          <table:table-cell office:value-type="float" office:value="197.29000000000005" table:formula="of:=[.T24]+[.H25]" table:style-name="ce129">
            <text:p>197,29</text:p>
          </table:table-cell>
          <table:table-cell table:number-columns-repeated="16364"/>
        </table:table-row>
        <table:table-row table:style-name="ro2">
          <table:table-cell office:value-type="date" office:date-value="2023-05-18T00:00:00" table:style-name="ce164">
            <text:p>18.05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0" table:formula="of:=[.E25]+[.C26]-[.D26]" table:style-name="ce90">
            <text:p>0</text:p>
          </table:table-cell>
          <table:table-cell office:value-type="float" office:value="0" table:formula="of:=[.E26]/[.I26]" table:style-name="ce98">
            <text:p>0,0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26]/[.H26]" table:style-name="ce167">
            <text:p>8,05</text:p>
          </table:table-cell>
          <table:table-cell table:style-name="ce168"/>
          <table:table-cell office:value-type="float" office:value="1789" table:style-name="ce97">
            <text:p>1789</text:p>
          </table:table-cell>
          <table:table-cell table:style-name="ce91"/>
          <table:table-cell table:style-name="ce169"/>
          <table:table-cell office:value-type="float" office:value="1923" table:style-name="ce97">
            <text:p>1923</text:p>
          </table:table-cell>
          <table:table-cell office:value-type="float" office:value="1928.7800000000009" table:formula="of:=[.O25]+[.H26]" table:style-name="ce91">
            <text:p>1928,78</text:p>
          </table:table-cell>
          <table:table-cell office:value-type="float" office:value="5.7800000000008822" table:formula="of:=[.O26]-[.N26]" table:style-name="ce93">
            <text:p>5,78</text:p>
          </table:table-cell>
          <table:table-cell table:style-name="ce93"/>
          <table:table-cell table:style-name="ce170"/>
          <table:table-cell office:value-type="float" office:value="149.16000000000003" table:formula="of:=[.S23]+[.H26]" table:style-name="ce98">
            <text:p>149,16</text:p>
          </table:table-cell>
          <table:table-cell office:value-type="float" office:value="209.72000000000006" table:formula="of:=[.T25]+[.H26]" table:style-name="ce100">
            <text:p>209,72</text:p>
          </table:table-cell>
          <table:table-cell table:number-columns-repeated="16364"/>
        </table:table-row>
        <table:table-row table:style-name="ro2">
          <table:table-cell office:value-type="date" office:date-value="2023-05-29T00:00:00" table:style-name="ce164">
            <text:p>29.05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0" table:formula="of:=[.E26]+[.C27]-[.D27]" table:style-name="ce90">
            <text:p>0</text:p>
          </table:table-cell>
          <table:table-cell office:value-type="float" office:value="0" table:formula="of:=[.E27]/[.I27]" table:style-name="ce98">
            <text:p>0,0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27]/[.H27]" table:style-name="ce167">
            <text:p>8,05</text:p>
          </table:table-cell>
          <table:table-cell table:style-name="ce168"/>
          <table:table-cell office:value-type="float" office:value="1789" table:style-name="ce97">
            <text:p>1789</text:p>
          </table:table-cell>
          <table:table-cell table:style-name="ce91"/>
          <table:table-cell table:style-name="ce169"/>
          <table:table-cell office:value-type="float" office:value="1923" table:style-name="ce97">
            <text:p>1923</text:p>
          </table:table-cell>
          <table:table-cell office:value-type="float" office:value="1941.2100000000009" table:formula="of:=[.O26]+[.H27]" table:style-name="ce91">
            <text:p>1941,21</text:p>
          </table:table-cell>
          <table:table-cell office:value-type="float" office:value="18.210000000000946" table:formula="of:=[.O27]-[.N27]" table:style-name="ce93">
            <text:p>18,21</text:p>
          </table:table-cell>
          <table:table-cell table:style-name="ce93"/>
          <table:table-cell table:style-name="ce170"/>
          <table:table-cell office:value-type="float" office:value="161.59000000000003" table:formula="of:=[.S26]+[.H27]" table:style-name="ce98">
            <text:p>161,59</text:p>
          </table:table-cell>
          <table:table-cell office:value-type="float" office:value="222.15000000000006" table:formula="of:=[.T26]+[.H27]" table:style-name="ce100">
            <text:p>222,15</text:p>
          </table:table-cell>
          <table:table-cell table:number-columns-repeated="16364"/>
        </table:table-row>
        <table:table-row table:style-name="ro2">
          <table:table-cell office:value-type="date" office:date-value="2023-06-03T00:00:00" table:style-name="ce159">
            <text:p>03.06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140" table:formula="of:=[.E27]+[.C28]-[.D28]" table:style-name="ce103">
            <text:p>140</text:p>
          </table:table-cell>
          <table:table-cell table:style-name="ce112"/>
          <table:table-cell table:style-name="ce113"/>
          <table:table-cell table:style-name="ce180"/>
          <table:table-cell table:style-name="ce161"/>
          <table:table-cell table:style-name="ce162"/>
          <table:table-cell office:value-type="float" office:value="1789" table:style-name="ce109">
            <text:p>1789</text:p>
          </table:table-cell>
          <table:table-cell table:style-name="ce102"/>
          <table:table-cell table:style-name="ce163"/>
          <table:table-cell office:value-type="float" office:value="1923" table:style-name="ce109">
            <text:p>1923</text:p>
          </table:table-cell>
          <table:table-cell office:value-type="float" office:value="1941.2100000000009" table:formula="of:=[.O27]+[.H28]" table:style-name="ce102">
            <text:p>1941,21</text:p>
          </table:table-cell>
          <table:table-cell office:value-type="float" office:value="18.210000000000946" table:formula="of:=[.O28]-[.N28]" table:style-name="ce105">
            <text:p>18,21</text:p>
          </table:table-cell>
          <table:table-cell table:style-name="ce105"/>
          <table:table-cell table:style-name="ce111"/>
          <table:table-cell table:style-name="ce112"/>
          <table:table-cell office:value-type="float" office:value="222.15000000000006" table:formula="of:=[.T27]+[.H28]" table:style-name="ce113">
            <text:p>222,15</text:p>
          </table:table-cell>
          <table:table-cell table:number-columns-repeated="16364"/>
        </table:table-row>
        <table:table-row table:style-name="ro2">
          <table:table-cell office:value-type="date" office:date-value="2023-06-03T00:00:00" table:style-name="ce181">
            <text:p>03.06</text:p>
          </table:table-cell>
          <table:table-cell office:value-type="string" table:style-name="ce116">
            <text:p>ortak ödeme</text:p>
          </table:table-cell>
          <table:table-cell table:style-name="ce117"/>
          <table:table-cell office:value-type="float" office:value="140" table:style-name="ce116">
            <text:p>140</text:p>
          </table:table-cell>
          <table:table-cell office:value-type="float" office:value="0" table:formula="of:=[.E28]+[.C29]-[.D29]" table:style-name="ce116">
            <text:p>0</text:p>
          </table:table-cell>
          <table:table-cell office:value-type="float" office:value="0" table:formula="of:=[.E29]/[.I29]" table:style-name="ce118">
            <text:p>0,00</text:p>
          </table:table-cell>
          <table:table-cell table:style-name="ce119"/>
          <table:table-cell office:value-type="float" office:value="6.21" table:style-name="ce182">
            <text:p>6,21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1923" table:style-name="ce125">
            <text:p>1923</text:p>
          </table:table-cell>
          <table:table-cell office:value-type="float" office:value="1935.0000000000009" table:formula="of:=[.O28]-[.H29]" table:style-name="ce126">
            <text:p>1935</text:p>
          </table:table-cell>
          <table:table-cell office:value-type="float" office:value="12.000000000000909" table:formula="of:=[.O29]-[.N29]" table:style-name="ce183">
            <text:p>12,00</text:p>
          </table:table-cell>
          <table:table-cell table:style-name="ce119"/>
          <table:table-cell office:value-type="float" office:value="66.77" table:formula="of:=[.R25]+[.H29]" table:style-name="ce127">
            <text:p>66,77</text:p>
          </table:table-cell>
          <table:table-cell table:style-name="ce128"/>
          <table:table-cell office:value-type="float" office:value="228.36000000000007" table:formula="of:=[.T28]+[.H29]" table:style-name="ce129">
            <text:p>228,36</text:p>
          </table:table-cell>
          <table:table-cell table:number-columns-repeated="16364"/>
        </table:table-row>
        <table:table-row table:style-name="ro2">
          <table:table-cell office:value-type="date" office:date-value="2023-07-03T00:00:00" table:style-name="ce159">
            <text:p>03.07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140" table:formula="of:=[.E29]+[.C30]-[.D30]" table:style-name="ce103">
            <text:p>140</text:p>
          </table:table-cell>
          <table:table-cell office:value-type="float" office:value="17.391304347826086" table:formula="of:=[.E30]/[.I30]" table:style-name="ce104">
            <text:p>17,39</text:p>
          </table:table-cell>
          <table:table-cell table:style-name="ce105"/>
          <table:table-cell table:style-name="ce184"/>
          <table:table-cell office:value-type="float" office:value="8.0500000000000007" table:style-name="ce107">
            <text:p>8,05</text:p>
          </table:table-cell>
          <table:table-cell table:style-name="ce161"/>
          <table:table-cell table:style-name="ce109"/>
          <table:table-cell table:number-columns-repeated="2" table:style-name="ce102"/>
          <table:table-cell office:value-type="float" office:value="1950" table:style-name="ce109">
            <text:p>1950</text:p>
          </table:table-cell>
          <table:table-cell office:value-type="float" office:value="1935.0000000000009" table:formula="of:=[.O29]+[.H30]" table:style-name="ce102">
            <text:p>1935</text:p>
          </table:table-cell>
          <table:table-cell office:value-type="float" office:value="-14.999999999999091" table:formula="of:=[.O30]-[.N30]" table:style-name="ce185">
            <text:p>-15,00</text:p>
          </table:table-cell>
          <table:table-cell table:style-name="ce105"/>
          <table:table-cell table:style-name="ce111"/>
          <table:table-cell table:style-name="ce112"/>
          <table:table-cell office:value-type="float" office:value="228.36000000000007" table:formula="of:=[.T29]+[.H30]" table:style-name="ce113">
            <text:p>228,36</text:p>
          </table:table-cell>
          <table:table-cell table:number-columns-repeated="16364"/>
        </table:table-row>
        <table:table-row table:style-name="ro2">
          <table:table-cell office:value-type="date" office:date-value="2023-08-03T00:00:00" table:style-name="ce159">
            <text:p>03.08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280" table:formula="of:=[.E30]+[.C31]-[.D31]" table:style-name="ce103">
            <text:p>280</text:p>
          </table:table-cell>
          <table:table-cell office:value-type="float" office:value="34.782608695652172" table:formula="of:=[.E31]/[.I31]" table:style-name="ce104">
            <text:p>34,78</text:p>
          </table:table-cell>
          <table:table-cell table:style-name="ce105"/>
          <table:table-cell table:style-name="ce184"/>
          <table:table-cell office:value-type="float" office:value="8.0500000000000007" table:style-name="ce107">
            <text:p>8,05</text:p>
          </table:table-cell>
          <table:table-cell table:style-name="ce161"/>
          <table:table-cell table:style-name="ce109"/>
          <table:table-cell table:number-columns-repeated="2" table:style-name="ce102"/>
          <table:table-cell office:value-type="float" office:value="1970" table:style-name="ce109">
            <text:p>1970</text:p>
          </table:table-cell>
          <table:table-cell office:value-type="float" office:value="1935.0000000000009" table:formula="of:=[.O30]+[.H31]" table:style-name="ce102">
            <text:p>1935</text:p>
          </table:table-cell>
          <table:table-cell office:value-type="float" office:value="-34.999999999999091" table:formula="of:=[.O31]-[.N31]" table:style-name="ce185">
            <text:p>-35,00</text:p>
          </table:table-cell>
          <table:table-cell table:style-name="ce105"/>
          <table:table-cell table:style-name="ce111"/>
          <table:table-cell table:style-name="ce112"/>
          <table:table-cell office:value-type="float" office:value="228.36000000000007" table:formula="of:=[.T30]+[.H31]" table:style-name="ce113">
            <text:p>228,36</text:p>
          </table:table-cell>
          <table:table-cell table:number-columns-repeated="16364"/>
        </table:table-row>
        <table:table-row table:style-name="ro2">
          <table:table-cell office:value-type="date" office:date-value="2023-09-03T00:00:00" table:style-name="ce159">
            <text:p>03.09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280" table:formula="of:=[.E30]+[.C32]-[.D32]" table:style-name="ce103">
            <text:p>280</text:p>
          </table:table-cell>
          <table:table-cell office:value-type="float" office:value="34.782608695652172" table:formula="of:=[.E32]/[.I32]" table:style-name="ce104">
            <text:p>34,78</text:p>
          </table:table-cell>
          <table:table-cell table:style-name="ce105"/>
          <table:table-cell table:style-name="ce184"/>
          <table:table-cell office:value-type="float" office:value="8.0500000000000007" table:style-name="ce107">
            <text:p>8,05</text:p>
          </table:table-cell>
          <table:table-cell table:style-name="ce161"/>
          <table:table-cell table:style-name="ce109"/>
          <table:table-cell table:number-columns-repeated="2" table:style-name="ce102"/>
          <table:table-cell office:value-type="float" office:value="1990" table:style-name="ce109">
            <text:p>1990</text:p>
          </table:table-cell>
          <table:table-cell office:value-type="float" office:value="1935.0000000000009" table:formula="of:=[.O30]+[.H32]" table:style-name="ce102">
            <text:p>1935</text:p>
          </table:table-cell>
          <table:table-cell office:value-type="float" office:value="-54.999999999999091" table:formula="of:=[.O32]-[.N32]" table:style-name="ce185">
            <text:p>-55,00</text:p>
          </table:table-cell>
          <table:table-cell table:style-name="ce105"/>
          <table:table-cell table:style-name="ce111"/>
          <table:table-cell table:style-name="ce112"/>
          <table:table-cell office:value-type="float" office:value="228.36000000000007" table:formula="of:=[.T30]+[.H32]" table:style-name="ce113">
            <text:p>228,36</text:p>
          </table:table-cell>
          <table:table-cell table:number-columns-repeated="16364"/>
        </table:table-row>
        <table:table-row table:style-name="ro2">
          <table:table-cell table:number-columns-repeated="5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186"/>
          <table:table-cell table:style-name="ce11"/>
          <table:table-cell table:style-name="ce54"/>
          <table:table-cell table:style-name="ce63"/>
          <table:table-cell table:style-name="ce129"/>
          <table:table-cell table:number-columns-repeated="16364"/>
        </table:table-row>
        <table:table-row table:style-name="ro2">
          <table:table-cell table:number-columns-repeated="5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number-columns-repeated="2" table:style-name="ce11"/>
          <table:table-cell table:style-name="ce54"/>
          <table:table-cell table:number-columns-repeated="2" table:style-name="ce63"/>
          <table:table-cell table:number-columns-repeated="16364"/>
        </table:table-row>
        <table:table-row table:style-name="ro2">
          <table:table-cell table:number-columns-repeated="5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186"/>
          <table:table-cell table:style-name="ce11"/>
          <table:table-cell table:style-name="ce54"/>
          <table:table-cell office:value-type="string" table:style-name="ce55">
            <text:p>yıkama-diğer kiracı kullanım oranı</text:p>
          </table:table-cell>
          <table:table-cell office:value-type="percentage" office:value="0.29238921001926771" table:formula="of:=[.R29]/[.T32]" table:style-name="ce56">
            <text:p>29%</text:p>
          </table:table-cell>
          <table:table-cell table:number-columns-repeated="16364"/>
        </table:table-row>
        <table:table-row table:style-name="ro2">
          <table:table-cell table:number-columns-repeated="5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office:value-type="string" table:style-name="ce187">
            <text:p>ahmetten kalan borcun diğer abonelere düşen kısmı TON</text:p>
          </table:table-cell>
          <table:table-cell office:value-type="float" office:value="-16.081406551059459" table:formula="of:=[.P32]*[.T35]" table:style-name="ce186">
            <text:p>-16,08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number-columns-repeated="5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office:value-type="string" table:style-name="ce187">
            <text:p>ahmetten kalan borcun diğer abonelere düşen kısmı TL</text:p>
          </table:table-cell>
          <table:table-cell office:value-type="float" office:value="129.45532273602865" table:formula="of:=[.P36]*-1*[.I32]" table:style-name="ce11">
            <text:p>129,46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number-rows-repeated="9" table:style-name="ro2">
          <table:table-cell table:number-columns-repeated="16384"/>
        </table:table-row>
        <table:table-row table:number-rows-repeated="2" table:style-name="ro2">
          <table:table-cell table:number-columns-repeated="5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186"/>
          <table:table-cell table:style-name="ce11"/>
          <table:table-cell table:number-columns-repeated="3" table:style-name="ce63"/>
          <table:table-cell table:number-columns-repeated="16364"/>
        </table:table-row>
        <table:table-row table:number-rows-repeated="2" table:style-name="ro2">
          <table:table-cell table:number-columns-repeated="15"/>
          <table:table-cell table:style-name="ce186"/>
          <table:table-cell table:number-columns-repeated="16368"/>
        </table:table-row>
        <table:table-row table:number-rows-repeated="104852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36P0">
      <number:day number:style="long"/>
      <number:text>.</number:text>
      <number:month number:style="long"/>
      <number:text>.</number:text>
      <number:year/>
    </number:date-style>
    <number:text-style style:name="N36">
      <number:text-content/>
      <style:map style:condition="value()&gt;=0" style:apply-style-name="N36P0"/>
    </number:text-style>
    <number:date-style style:name="N37">
      <number:day/>
      <number:text>.</number:text>
      <number:month number:textual="true"/>
    </number:date-style>
    <number:date-style style:name="N38">
      <number:day number:style="long"/>
      <number:text>.</number:text>
      <number:month number:style="long"/>
    </number:date-style>
    <number:date-style style:name="N39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5T14:11:24Z</meta:creation-date>
    <dc:date>2024-07-03T10:40:40Z</dc:date>
    <meta:print-date>2024-03-18T10:00:02Z</meta:print-date>
    <meta:editing-cycles>26</meta:editing-cycles>
    <meta:editing-duration>PT39707S</meta:editing-duration>
  </office:meta>
</office:document-meta>
</file>